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Times New Roman" svg:font-family="'Times New 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s" fo:country="ES" officeooo:paragraph-rsid="00197de9"/>
    </style:style>
    <style:style style:name="P2" style:family="paragraph" style:parent-style-name="Standard">
      <style:text-properties fo:language="es" fo:country="ES" officeooo:paragraph-rsid="001cfff7"/>
    </style:style>
    <style:style style:name="P3" style:family="paragraph" style:parent-style-name="Standard">
      <style:text-properties fo:language="es" fo:country="ES" officeooo:paragraph-rsid="001eb985"/>
    </style:style>
    <style:style style:name="P4" style:family="paragraph" style:parent-style-name="Standard">
      <style:text-properties fo:language="es" fo:country="ES" officeooo:paragraph-rsid="00205106"/>
    </style:style>
    <style:style style:name="P5" style:family="paragraph" style:parent-style-name="Standard">
      <style:text-properties fo:language="es" fo:country="ES" officeooo:rsid="00188e68" officeooo:paragraph-rsid="00188e68"/>
    </style:style>
    <style:style style:name="P6" style:family="paragraph" style:parent-style-name="Standard">
      <style:text-properties fo:language="es" fo:country="ES" officeooo:rsid="00188e68" officeooo:paragraph-rsid="00197de9"/>
    </style:style>
    <style:style style:name="P7" style:family="paragraph" style:parent-style-name="Standard">
      <style:text-properties fo:language="es" fo:country="ES" officeooo:rsid="001bbfda" officeooo:paragraph-rsid="00197de9"/>
    </style:style>
    <style:style style:name="P8" style:family="paragraph" style:parent-style-name="Standard">
      <style:text-properties fo:language="es" fo:country="ES" officeooo:rsid="001cfff7" officeooo:paragraph-rsid="001cfff7"/>
    </style:style>
    <style:style style:name="P9" style:family="paragraph" style:parent-style-name="Standard">
      <style:text-properties fo:language="es" fo:country="ES" officeooo:rsid="001f2cd0" officeooo:paragraph-rsid="001eb985"/>
    </style:style>
    <style:style style:name="P10" style:family="paragraph" style:parent-style-name="Standard">
      <style:text-properties fo:language="es" fo:country="ES" officeooo:rsid="0021978d" officeooo:paragraph-rsid="00205106"/>
    </style:style>
    <style:style style:name="P11" style:family="paragraph" style:parent-style-name="Standard">
      <style:text-properties fo:language="es" fo:country="ES" officeooo:rsid="003432ce" officeooo:paragraph-rsid="003432ce"/>
    </style:style>
    <style:style style:name="P12" style:family="paragraph" style:parent-style-name="Standard">
      <style:text-properties fo:font-size="14pt" fo:language="es" fo:country="ES" style:text-underline-style="solid" style:text-underline-width="auto" style:text-underline-color="font-color" fo:font-weight="bold" officeooo:paragraph-rsid="00188e68" style:font-size-asian="14pt" style:font-weight-asian="bold" style:font-size-complex="14pt" style:font-weight-complex="bold"/>
    </style:style>
    <style:style style:name="P13" style:family="paragraph" style:parent-style-name="Standard">
      <style:text-properties fo:font-size="14pt" fo:language="es" fo:country="ES" style:text-underline-style="solid" style:text-underline-width="auto" style:text-underline-color="font-color" fo:font-weight="bold" officeooo:paragraph-rsid="00242c82" style:font-size-asian="14pt" style:font-weight-asian="bold" style:font-size-complex="14pt" style:font-weight-complex="bold"/>
    </style:style>
    <style:style style:name="P14" style:family="paragraph" style:parent-style-name="Standard">
      <style:text-properties fo:font-size="14pt" fo:language="es" fo:country="ES" style:text-underline-style="none" fo:font-weight="bold" officeooo:rsid="001cfff7" officeooo:paragraph-rsid="004fc130" style:font-size-asian="14pt" style:font-weight-asian="bold" style:font-size-complex="14pt" style:font-weight-complex="bold"/>
    </style:style>
    <style:style style:name="P15" style:family="paragraph" style:parent-style-name="Standard">
      <style:text-properties fo:font-size="14pt" officeooo:paragraph-rsid="005098e5" style:font-size-asian="14pt" style:font-size-complex="14pt"/>
    </style:style>
    <style:style style:name="P16" style:family="paragraph" style:parent-style-name="Standard">
      <style:text-properties fo:font-size="16pt" fo:language="es" fo:country="ES" style:text-underline-style="solid" style:text-underline-width="auto" style:text-underline-color="font-color" fo:font-weight="bold" officeooo:rsid="00242c82" officeooo:paragraph-rsid="00242c82" style:font-size-asian="16pt" style:font-weight-asian="bold" style:font-size-complex="16pt" style:font-weight-complex="bold"/>
    </style:style>
    <style:style style:name="P17" style:family="paragraph" style:parent-style-name="Standard">
      <style:text-properties fo:font-size="16pt" fo:language="es" fo:country="ES" style:text-underline-style="solid" style:text-underline-width="auto" style:text-underline-color="font-color" fo:font-weight="bold" officeooo:rsid="003432ce" officeooo:paragraph-rsid="003432ce" style:font-size-asian="16pt" style:font-weight-asian="bold" style:font-size-complex="16pt" style:font-weight-complex="bold"/>
    </style:style>
    <style:style style:name="P18" style:family="paragraph" style:parent-style-name="Standard">
      <style:text-properties fo:font-size="12pt" fo:language="es" fo:country="ES" style:text-underline-style="solid" style:text-underline-width="auto" style:text-underline-color="font-color" fo:font-weight="bold" officeooo:paragraph-rsid="0028212f" style:font-size-asian="10.5pt" style:font-weight-asian="bold" style:font-size-complex="12pt" style:font-weight-complex="bold"/>
    </style:style>
    <style:style style:name="P19" style:family="paragraph" style:parent-style-name="Standard">
      <style:text-properties fo:font-size="12pt" fo:language="es" fo:country="ES" style:text-underline-style="solid" style:text-underline-width="auto" style:text-underline-color="font-color" fo:font-weight="bold" officeooo:paragraph-rsid="003155f0" style:font-size-asian="10.5pt" style:font-weight-asian="bold" style:font-size-complex="12pt" style:font-weight-complex="bold"/>
    </style:style>
    <style:style style:name="P20" style:family="paragraph" style:parent-style-name="Standard">
      <style:text-properties fo:font-size="12pt" fo:language="es" fo:country="ES" style:text-underline-style="solid" style:text-underline-width="auto" style:text-underline-color="font-color" fo:font-weight="bold" officeooo:rsid="001cfff7" officeooo:paragraph-rsid="0036c276" style:font-size-asian="10.5pt" style:font-weight-asian="bold" style:font-size-complex="12pt" style:font-weight-complex="bold"/>
    </style:style>
    <style:style style:name="P21" style:family="paragraph" style:parent-style-name="Standard">
      <style:text-properties fo:font-size="12pt" fo:language="es" fo:country="ES" style:text-underline-style="solid" style:text-underline-width="auto" style:text-underline-color="font-color" fo:font-weight="bold" officeooo:rsid="001cfff7" officeooo:paragraph-rsid="003a6bfc" style:font-size-asian="10.5pt" style:font-weight-asian="bold" style:font-size-complex="12pt" style:font-weight-complex="bold"/>
    </style:style>
    <style:style style:name="P22" style:family="paragraph" style:parent-style-name="Standard">
      <style:text-properties fo:font-size="12pt" fo:language="es" fo:country="ES" style:text-underline-style="solid" style:text-underline-width="auto" style:text-underline-color="font-color" fo:font-weight="bold" officeooo:rsid="001cfff7" officeooo:paragraph-rsid="0041ca34" style:font-size-asian="10.5pt" style:font-weight-asian="bold" style:font-size-complex="12pt" style:font-weight-complex="bold"/>
    </style:style>
    <style:style style:name="P23" style:family="paragraph" style:parent-style-name="Standard">
      <style:text-properties fo:font-size="12pt" fo:language="es" fo:country="ES" style:text-underline-style="solid" style:text-underline-width="auto" style:text-underline-color="font-color" fo:font-weight="bold" officeooo:rsid="001cfff7" officeooo:paragraph-rsid="00438d6f" style:font-size-asian="10.5pt" style:font-weight-asian="bold" style:font-size-complex="12pt" style:font-weight-complex="bold"/>
    </style:style>
    <style:style style:name="P24" style:family="paragraph" style:parent-style-name="Standard">
      <style:text-properties fo:font-size="12pt" fo:language="es" fo:country="ES" style:text-underline-style="solid" style:text-underline-width="auto" style:text-underline-color="font-color" fo:font-weight="bold" officeooo:rsid="001cfff7" officeooo:paragraph-rsid="00462076" style:font-size-asian="10.5pt" style:font-weight-asian="bold" style:font-size-complex="12pt" style:font-weight-complex="bold"/>
    </style:style>
    <style:style style:name="P25" style:family="paragraph" style:parent-style-name="Standard">
      <style:text-properties fo:font-size="12pt" fo:language="es" fo:country="ES" style:text-underline-style="solid" style:text-underline-width="auto" style:text-underline-color="font-color" fo:font-weight="bold" officeooo:paragraph-rsid="004fc130" style:font-size-asian="10.5pt" style:font-weight-asian="bold" style:font-size-complex="12pt" style:font-weight-complex="bold"/>
    </style:style>
    <style:style style:name="P26" style:family="paragraph" style:parent-style-name="Standard">
      <style:text-properties fo:font-size="12pt" fo:language="es" fo:country="ES" style:text-underline-style="none" fo:font-weight="normal" officeooo:rsid="002abe3a" officeooo:paragraph-rsid="002abe3a" style:font-size-asian="12pt" style:font-weight-asian="normal" style:font-size-complex="12pt" style:font-weight-complex="normal"/>
    </style:style>
    <style:style style:name="P27" style:family="paragraph" style:parent-style-name="Standard">
      <style:text-properties fo:font-size="12pt" fo:language="es" fo:country="ES" style:text-underline-style="none" fo:font-weight="normal" officeooo:rsid="00242c82" officeooo:paragraph-rsid="00188e68" style:font-size-asian="10.5pt" style:font-weight-asian="normal" style:font-size-complex="12pt" style:font-weight-complex="normal"/>
    </style:style>
    <style:style style:name="P28" style:family="paragraph" style:parent-style-name="Standard">
      <style:text-properties fo:font-size="12pt" fo:language="es" fo:country="ES" style:text-underline-style="none" fo:font-weight="normal" officeooo:rsid="003155f0" officeooo:paragraph-rsid="003155f0" style:font-size-asian="10.5pt" style:font-weight-asian="normal" style:font-size-complex="12pt" style:font-weight-complex="normal"/>
    </style:style>
    <style:style style:name="P29" style:family="paragraph" style:parent-style-name="Standard">
      <style:text-properties fo:font-size="12pt" fo:language="es" fo:country="ES" style:text-underline-style="none" fo:font-weight="normal" officeooo:rsid="003432ce" officeooo:paragraph-rsid="003432ce" style:font-size-asian="10.5pt" style:font-weight-asian="normal" style:font-size-complex="12pt" style:font-weight-complex="normal"/>
    </style:style>
    <style:style style:name="P30" style:family="paragraph" style:parent-style-name="Standard">
      <style:text-properties fo:font-size="12pt" fo:language="es" fo:country="ES" style:text-underline-style="none" fo:font-weight="normal" officeooo:rsid="00386d04" officeooo:paragraph-rsid="0036c276" style:font-size-asian="10.5pt" style:font-weight-asian="normal" style:font-size-complex="12pt" style:font-weight-complex="normal"/>
    </style:style>
    <style:style style:name="P31" style:family="paragraph" style:parent-style-name="Standard">
      <style:text-properties fo:font-size="12pt" fo:language="es" fo:country="ES" style:text-underline-style="none" fo:font-weight="normal" officeooo:rsid="0036c276" officeooo:paragraph-rsid="0036c276" style:font-size-asian="10.5pt" style:font-weight-asian="normal" style:font-size-complex="12pt" style:font-weight-complex="normal"/>
    </style:style>
    <style:style style:name="P32" style:family="paragraph" style:parent-style-name="Standard">
      <style:text-properties fo:font-size="12pt" fo:language="es" fo:country="ES" style:text-underline-style="none" fo:font-weight="normal" officeooo:rsid="0040c1b1" officeooo:paragraph-rsid="0041ca34" style:font-size-asian="10.5pt" style:font-weight-asian="normal" style:font-size-complex="12pt" style:font-weight-complex="normal"/>
    </style:style>
    <style:style style:name="P33" style:family="paragraph" style:parent-style-name="Standard">
      <style:text-properties fo:font-size="12pt" fo:language="es" fo:country="ES" style:text-underline-style="none" fo:font-weight="normal" officeooo:rsid="003a6bfc" officeooo:paragraph-rsid="003a6bfc" style:font-size-asian="10.5pt" style:font-weight-asian="normal" style:font-size-complex="12pt" style:font-weight-complex="normal"/>
    </style:style>
    <style:style style:name="P34" style:family="paragraph" style:parent-style-name="Standard">
      <style:text-properties fo:font-size="12pt" fo:language="es" fo:country="ES" style:text-underline-style="none" fo:font-weight="normal" officeooo:rsid="0041ca34" officeooo:paragraph-rsid="0041ca34" style:font-size-asian="10.5pt" style:font-weight-asian="normal" style:font-size-complex="12pt" style:font-weight-complex="normal"/>
    </style:style>
    <style:style style:name="P35" style:family="paragraph" style:parent-style-name="Standard">
      <style:text-properties fo:font-size="12pt" fo:language="es" fo:country="ES" style:text-underline-style="none" fo:font-weight="normal" officeooo:rsid="00462076" officeooo:paragraph-rsid="00462076" style:font-size-asian="10.5pt" style:font-weight-asian="normal" style:font-size-complex="12pt" style:font-weight-complex="normal"/>
    </style:style>
    <style:style style:name="P36" style:family="paragraph" style:parent-style-name="Standard">
      <style:text-properties fo:font-size="12pt" fo:language="es" fo:country="ES" style:text-underline-style="none" fo:font-weight="normal" officeooo:rsid="00495014" officeooo:paragraph-rsid="00495014" style:font-size-asian="10.5pt" style:font-weight-asian="normal" style:font-size-complex="12pt" style:font-weight-complex="normal"/>
    </style:style>
    <style:style style:name="P37" style:family="paragraph" style:parent-style-name="Standard">
      <style:text-properties fo:font-size="12pt" fo:language="es" fo:country="ES" style:text-underline-style="none" fo:font-weight="normal" officeooo:rsid="00429d78" officeooo:paragraph-rsid="00429d78" style:font-size-asian="10.5pt" style:font-weight-asian="normal" style:font-size-complex="12pt" style:font-weight-complex="normal"/>
    </style:style>
    <style:style style:name="P38" style:family="paragraph" style:parent-style-name="Standard">
      <style:text-properties fo:font-size="12pt" fo:language="es" fo:country="ES" style:text-underline-style="none" fo:font-weight="normal" officeooo:rsid="0041e775" officeooo:paragraph-rsid="0041e775" style:font-size-asian="10.5pt" style:font-weight-asian="normal" style:font-size-complex="12pt" style:font-weight-complex="normal"/>
    </style:style>
    <style:style style:name="P39" style:family="paragraph" style:parent-style-name="Standard">
      <style:text-properties fo:font-size="12pt" fo:language="es" fo:country="ES" style:text-underline-style="none" fo:font-weight="bold" officeooo:rsid="00438d6f" officeooo:paragraph-rsid="00438d6f" style:font-size-asian="10.5pt" style:font-weight-asian="bold" style:font-size-complex="12pt" style:font-weight-complex="bold"/>
    </style:style>
    <style:style style:name="P40" style:family="paragraph" style:parent-style-name="Standard">
      <style:text-properties fo:font-size="12pt" officeooo:paragraph-rsid="003015e1" style:font-size-asian="12pt" style:font-size-complex="12pt"/>
    </style:style>
    <style:style style:name="P41" style:family="paragraph" style:parent-style-name="Standard">
      <style:text-properties style:font-name="Liberation Serif" fo:font-size="12pt" style:text-underline-style="solid" style:text-underline-width="auto" style:text-underline-color="font-color" fo:font-weight="bold" officeooo:paragraph-rsid="002a164a" style:font-size-asian="12pt" style:font-size-complex="12pt"/>
    </style:style>
    <style:style style:name="P42" style:family="paragraph" style:parent-style-name="Standard">
      <style:text-properties style:font-name="Liberation Serif" fo:font-size="12pt" style:text-underline-style="solid" style:text-underline-width="auto" style:text-underline-color="font-color" fo:font-weight="bold" officeooo:paragraph-rsid="004bdd98" style:font-size-asian="12pt" style:font-size-complex="12pt"/>
    </style:style>
    <style:style style:name="P43" style:family="paragraph" style:parent-style-name="Standard">
      <style:text-properties style:font-name="Liberation Serif" fo:font-size="12pt" style:text-underline-style="solid" style:text-underline-width="auto" style:text-underline-color="font-color" fo:font-weight="bold" officeooo:paragraph-rsid="0051ed39" style:font-size-asian="12pt" style:font-size-complex="12pt"/>
    </style:style>
    <style:style style:name="P44" style:family="paragraph" style:parent-style-name="Standard">
      <style:text-properties style:font-name="Liberation Serif" fo:font-size="12pt" fo:language="es" fo:country="ES" style:text-underline-style="none" fo:font-weight="normal" officeooo:rsid="002a164a" officeooo:paragraph-rsid="0028212f" style:font-size-asian="10.5pt" style:font-weight-asian="normal" style:font-size-complex="12pt" style:font-weight-complex="normal"/>
    </style:style>
    <style:style style:name="P45" style:family="paragraph" style:parent-style-name="Standard">
      <style:text-properties style:font-name="Liberation Serif" fo:font-size="12pt" fo:language="es" fo:country="ES" style:text-underline-style="solid" style:text-underline-width="auto" style:text-underline-color="font-color" fo:font-weight="bold" officeooo:paragraph-rsid="004fc130" style:font-size-asian="10.5pt" style:font-weight-asian="bold" style:font-size-complex="12pt" style:font-weight-complex="bold"/>
    </style:style>
    <style:style style:name="P46"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51ed39" style:font-size-asian="10.5pt" style:font-weight-asian="bold" style:font-size-complex="12pt" style:font-weight-complex="bold"/>
    </style:style>
    <style:style style:name="P47"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4fc130" style:font-size-asian="12pt" style:font-weight-asian="bold" style:font-size-complex="12pt" style:font-weight-complex="bold"/>
    </style:style>
    <style:style style:name="P48" style:family="paragraph" style:parent-style-name="Standard">
      <style:text-properties officeooo:paragraph-rsid="003015e1"/>
    </style:style>
    <style:style style:name="P49" style:family="paragraph" style:parent-style-name="Standard">
      <style:text-properties officeooo:paragraph-rsid="0051ed39"/>
    </style:style>
    <style:style style:name="P50" style:family="paragraph" style:parent-style-name="Text_20_body">
      <style:text-properties fo:font-variant="normal" fo:text-transform="none" fo:color="#000000" style:text-line-through-style="none" style:text-line-through-type="none" style:font-name="Liberation Serif" fo:font-size="12pt" fo:language="es" fo:country="ES" fo:font-style="normal" style:text-underline-style="none" fo:font-weight="normal" officeooo:rsid="0033bc4b" officeooo:paragraph-rsid="0033bc4b" style:text-blinking="false" fo:background-color="transparent" style:font-size-asian="12pt" style:font-weight-asian="normal" style:font-size-complex="12pt" style:font-weight-complex="normal"/>
    </style:style>
    <style:style style:name="P51" style:family="paragraph" style:parent-style-name="Text_20_body">
      <style:text-properties fo:font-size="12pt" style:font-size-asian="12pt" style:font-size-complex="12pt"/>
    </style:style>
    <style:style style:name="P52" style:family="paragraph" style:parent-style-name="Text_20_body">
      <style:text-properties style:font-name="Liberation Serif" fo:font-size="12pt" style:font-size-asian="12pt" style:font-size-complex="12pt"/>
    </style:style>
    <style:style style:name="P53"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4" style:family="paragraph" style:parent-style-name="Standard">
      <style:text-properties style:font-name="Liberation Serif" fo:font-size="12pt" fo:language="es" fo:country="ES" style:text-underline-style="none" fo:font-weight="bold" officeooo:rsid="00302cc5" officeooo:paragraph-rsid="004fc130" style:font-size-asian="12pt" style:font-weight-asian="bold" style:font-size-complex="12pt" style:font-weight-complex="bold"/>
    </style:style>
    <style:style style:name="P55" style:family="paragraph" style:parent-style-name="Standard">
      <style:text-properties style:font-name="Liberation Serif" fo:font-size="12pt" fo:language="es" fo:country="ES" style:text-underline-style="none" fo:font-weight="bold" officeooo:rsid="00302cc5" officeooo:paragraph-rsid="0051ed39" style:font-size-asian="12pt" style:font-weight-asian="bold" style:font-size-complex="12pt" style:font-weight-complex="bold"/>
    </style:style>
    <style:style style:name="P56" style:family="paragraph" style:parent-style-name="Standard">
      <style:text-properties style:font-name="Liberation Serif" fo:font-size="12pt" fo:language="es" fo:country="ES" style:text-underline-style="none" fo:font-weight="bold" officeooo:rsid="005a3f81" officeooo:paragraph-rsid="005a3f81" style:font-size-asian="10.5pt" style:font-weight-asian="bold" style:font-size-complex="12pt" style:font-weight-complex="bold"/>
    </style:style>
    <style:style style:name="P57" style:family="paragraph" style:parent-style-name="Standard">
      <style:text-properties style:font-name="Liberation Serif" fo:font-size="12pt" fo:language="es" fo:country="ES" style:text-underline-style="none" fo:font-weight="bold" officeooo:rsid="005a3f81" officeooo:paragraph-rsid="00847ec3" style:font-size-asian="10.5pt" style:font-weight-asian="bold" style:font-size-complex="12pt" style:font-weight-complex="bold"/>
    </style:style>
    <style:style style:name="P58" style:family="paragraph" style:parent-style-name="Standard">
      <style:text-properties style:font-name="Liberation Serif" fo:font-size="12pt" fo:language="es" fo:country="ES" style:text-underline-style="none" fo:font-weight="bold" officeooo:rsid="005d1632" officeooo:paragraph-rsid="005d1632" style:font-size-asian="10.5pt" style:font-weight-asian="bold" style:font-size-complex="12pt" style:font-weight-complex="bold"/>
    </style:style>
    <style:style style:name="P59" style:family="paragraph" style:parent-style-name="Standard">
      <style:text-properties style:font-name="Liberation Serif" fo:font-size="12pt" fo:language="es" fo:country="ES" style:text-underline-style="none" fo:font-weight="bold" officeooo:rsid="005d1632" officeooo:paragraph-rsid="0074006d" style:font-size-asian="10.5pt" style:font-weight-asian="bold" style:font-size-complex="12pt" style:font-weight-complex="bold"/>
    </style:style>
    <style:style style:name="P60" style:family="paragraph" style:parent-style-name="Standard">
      <style:text-properties style:font-name="Liberation Serif" fo:font-size="12pt" fo:language="es" fo:country="ES" style:text-underline-style="none" fo:font-weight="bold" officeooo:rsid="005d1632" officeooo:paragraph-rsid="00847ec3" style:font-size-asian="10.5pt" style:font-weight-asian="bold" style:font-size-complex="12pt" style:font-weight-complex="bold"/>
    </style:style>
    <style:style style:name="P61" style:family="paragraph" style:parent-style-name="Standard">
      <style:text-properties style:font-name="Liberation Serif" fo:font-size="12pt" fo:language="es" fo:country="ES" style:text-underline-style="none" fo:font-weight="bold" officeooo:rsid="005d1632" officeooo:paragraph-rsid="0089aaa4" style:font-size-asian="10.5pt" style:font-weight-asian="bold" style:font-size-complex="12pt" style:font-weight-complex="bold"/>
    </style:style>
    <style:style style:name="P62" style:family="paragraph" style:parent-style-name="Standard">
      <style:text-properties style:font-name="Liberation Serif" fo:font-size="12pt" fo:language="es" fo:country="ES" style:text-underline-style="none" fo:font-weight="bold" officeooo:rsid="005d5e07" officeooo:paragraph-rsid="005d5e07" style:font-size-asian="10.5pt" style:font-weight-asian="bold" style:font-size-complex="12pt" style:font-weight-complex="bold"/>
    </style:style>
    <style:style style:name="P63" style:family="paragraph" style:parent-style-name="Standard">
      <style:text-properties style:font-name="Liberation Serif" fo:font-size="12pt" fo:language="es" fo:country="ES" style:text-underline-style="none" fo:font-weight="bold" officeooo:rsid="005d5e07" officeooo:paragraph-rsid="00714d32" style:font-size-asian="10.5pt" style:font-weight-asian="bold" style:font-size-complex="12pt" style:font-weight-complex="bold"/>
    </style:style>
    <style:style style:name="P64" style:family="paragraph" style:parent-style-name="Standard">
      <style:text-properties style:font-name="Liberation Serif" fo:font-size="12pt" fo:language="es" fo:country="ES" style:text-underline-style="none" fo:font-weight="bold" officeooo:rsid="005d5e07" officeooo:paragraph-rsid="0074006d" style:font-size-asian="10.5pt" style:font-weight-asian="bold" style:font-size-complex="12pt" style:font-weight-complex="bold"/>
    </style:style>
    <style:style style:name="P65" style:family="paragraph" style:parent-style-name="Standard">
      <style:text-properties style:font-name="Liberation Serif" fo:font-size="12pt" fo:language="es" fo:country="ES" style:text-underline-style="none" fo:font-weight="bold" officeooo:rsid="005d5e07" officeooo:paragraph-rsid="00847ec3" style:font-size-asian="10.5pt" style:font-weight-asian="bold" style:font-size-complex="12pt" style:font-weight-complex="bold"/>
    </style:style>
    <style:style style:name="P66" style:family="paragraph" style:parent-style-name="Standard">
      <style:text-properties style:font-name="Liberation Serif" fo:font-size="12pt" fo:language="es" fo:country="ES" style:text-underline-style="none" fo:font-weight="bold" officeooo:rsid="005d5e07" officeooo:paragraph-rsid="00866cbc" style:font-size-asian="10.5pt" style:font-weight-asian="bold" style:font-size-complex="12pt" style:font-weight-complex="bold"/>
    </style:style>
    <style:style style:name="P67" style:family="paragraph" style:parent-style-name="Standard">
      <style:text-properties style:font-name="Liberation Serif" fo:font-size="12pt" fo:language="es" fo:country="ES" style:text-underline-style="none" fo:font-weight="bold" officeooo:rsid="005d5e07" officeooo:paragraph-rsid="0089aaa4" style:font-size-asian="10.5pt" style:font-weight-asian="bold" style:font-size-complex="12pt" style:font-weight-complex="bold"/>
    </style:style>
    <style:style style:name="P68" style:family="paragraph" style:parent-style-name="Standard">
      <style:text-properties style:font-name="Liberation Serif" fo:font-size="12pt" fo:language="es" fo:country="ES" style:text-underline-style="none" fo:font-weight="bold" officeooo:rsid="00866cbc" officeooo:paragraph-rsid="00866cbc" style:font-size-asian="10.5pt" style:font-weight-asian="bold" style:font-size-complex="12pt" style:font-weight-complex="bold"/>
    </style:style>
    <style:style style:name="P69" style:family="paragraph" style:parent-style-name="Standard">
      <style:text-properties style:font-name="Liberation Serif" fo:font-size="12pt" fo:language="es" fo:country="ES" style:text-underline-style="none" fo:font-weight="normal" officeooo:rsid="003155f0" officeooo:paragraph-rsid="004fc130" style:font-size-asian="10.5pt" style:font-weight-asian="normal" style:font-size-complex="12pt" style:font-weight-complex="normal"/>
    </style:style>
    <style:style style:name="P70" style:family="paragraph" style:parent-style-name="Standard">
      <style:text-properties style:font-name="Liberation Serif" fo:font-size="12pt" fo:language="es" fo:country="ES" style:text-underline-style="none" fo:font-weight="normal" officeooo:rsid="003155f0" officeooo:paragraph-rsid="0051ed39" style:font-size-asian="10.5pt" style:font-weight-asian="normal" style:font-size-complex="12pt" style:font-weight-complex="normal"/>
    </style:style>
    <style:style style:name="P71" style:family="paragraph" style:parent-style-name="Standard">
      <style:text-properties style:font-name="Liberation Serif" fo:font-size="12pt" fo:language="es" fo:country="ES" style:text-underline-style="none" fo:font-weight="normal" officeooo:rsid="003155f0" officeooo:paragraph-rsid="005724f1" style:font-size-asian="10.5pt" style:font-weight-asian="normal" style:font-size-complex="12pt" style:font-weight-complex="normal"/>
    </style:style>
    <style:style style:name="P72" style:family="paragraph" style:parent-style-name="Standard">
      <style:text-properties style:font-name="Liberation Serif" fo:font-size="12pt" fo:language="es" fo:country="ES" style:text-underline-style="none" fo:font-weight="normal" officeooo:rsid="003155f0" officeooo:paragraph-rsid="005d2633" style:font-size-asian="10.5pt" style:font-weight-asian="normal" style:font-size-complex="12pt" style:font-weight-complex="normal"/>
    </style:style>
    <style:style style:name="P73" style:family="paragraph" style:parent-style-name="Standard">
      <style:text-properties style:font-name="Liberation Serif" fo:font-size="12pt" fo:language="es" fo:country="ES" style:text-underline-style="none" fo:font-weight="normal" officeooo:rsid="003155f0" officeooo:paragraph-rsid="006faa70" style:font-size-asian="10.5pt" style:font-weight-asian="normal" style:font-size-complex="12pt" style:font-weight-complex="normal"/>
    </style:style>
    <style:style style:name="P74" style:family="paragraph" style:parent-style-name="Standard">
      <style:text-properties style:font-name="Liberation Serif" fo:font-size="12pt" fo:language="es" fo:country="ES" style:text-underline-style="solid" style:text-underline-width="auto" style:text-underline-color="font-color" fo:font-weight="bold" officeooo:rsid="0051ed39" officeooo:paragraph-rsid="0051ed39" style:font-size-asian="12pt" style:font-weight-asian="bold" style:font-size-complex="12pt" style:font-weight-complex="bold"/>
    </style:style>
    <style:style style:name="P75" style:family="paragraph" style:parent-style-name="Standard">
      <style:text-properties style:font-name="Liberation Serif" fo:font-size="12pt" fo:language="es" fo:country="ES" style:text-underline-style="solid" style:text-underline-width="auto" style:text-underline-color="font-color" fo:font-weight="bold" officeooo:rsid="0051ed39" officeooo:paragraph-rsid="005724f1" style:font-size-asian="12pt" style:font-weight-asian="bold" style:font-size-complex="12pt" style:font-weight-complex="bold"/>
    </style:style>
    <style:style style:name="P76" style:family="paragraph" style:parent-style-name="Standard">
      <style:text-properties style:font-name="Liberation Serif" fo:font-size="12pt" fo:language="es" fo:country="ES" style:text-underline-style="solid" style:text-underline-width="auto" style:text-underline-color="font-color" fo:font-weight="bold" officeooo:rsid="0051ed39" officeooo:paragraph-rsid="00633337" style:font-size-asian="12pt" style:font-weight-asian="bold" style:font-size-complex="12pt" style:font-weight-complex="bold"/>
    </style:style>
    <style:style style:name="P77" style:family="paragraph" style:parent-style-name="Standard">
      <style:text-properties style:font-name="Liberation Serif" fo:font-size="12pt" fo:language="es" fo:country="ES" style:text-underline-style="solid" style:text-underline-width="auto" style:text-underline-color="font-color" fo:font-weight="bold" officeooo:rsid="00302cc5" officeooo:paragraph-rsid="0089aaa4" style:font-size-asian="12pt" style:font-size-complex="12pt"/>
    </style:style>
    <style:style style:name="P78" style:family="paragraph" style:parent-style-name="Standard">
      <style:text-properties style:font-name="Liberation Serif" fo:font-size="12pt" fo:language="es" fo:country="ES" style:text-underline-style="solid" style:text-underline-width="auto" style:text-underline-color="font-color" fo:font-weight="bold" officeooo:rsid="0051ed39" officeooo:paragraph-rsid="0051ed39" style:font-size-asian="10.5pt" style:font-weight-asian="bold" style:font-size-complex="12pt" style:font-weight-complex="bold"/>
    </style:style>
    <style:style style:name="P79" style:family="paragraph" style:parent-style-name="Standard">
      <style:text-properties style:font-name="Liberation Serif" fo:font-size="12pt" fo:language="es" fo:country="ES" style:text-underline-style="solid" style:text-underline-width="auto" style:text-underline-color="font-color" fo:font-weight="bold" officeooo:rsid="0051ed39" officeooo:paragraph-rsid="005724f1" style:font-size-asian="10.5pt" style:font-weight-asian="bold" style:font-size-complex="12pt" style:font-weight-complex="bold"/>
    </style:style>
    <style:style style:name="P80"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51ed39" style:font-size-asian="10.5pt" style:font-weight-asian="bold" style:font-size-complex="12pt" style:font-weight-complex="bold"/>
    </style:style>
    <style:style style:name="P81"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5724f1" style:font-size-asian="10.5pt" style:font-weight-asian="bold" style:font-size-complex="12pt" style:font-weight-complex="bold"/>
    </style:style>
    <style:style style:name="P82"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698a35" style:font-size-asian="10.5pt" style:font-weight-asian="bold" style:font-size-complex="12pt" style:font-weight-complex="bold"/>
    </style:style>
    <style:style style:name="P83"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866cbc" style:font-size-asian="10.5pt" style:font-weight-asian="bold" style:font-size-complex="12pt" style:font-weight-complex="bold"/>
    </style:style>
    <style:style style:name="P84" style:family="paragraph" style:parent-style-name="Standard">
      <style:text-properties style:font-name="Liberation Serif" fo:font-size="12pt" fo:language="es" fo:country="ES" style:text-underline-style="solid" style:text-underline-width="auto" style:text-underline-color="font-color" fo:font-weight="bold" officeooo:rsid="001cfff7" officeooo:paragraph-rsid="0089aaa4" style:font-size-asian="10.5pt" style:font-weight-asian="bold" style:font-size-complex="12pt" style:font-weight-complex="bold"/>
    </style:style>
    <style:style style:name="P85" style:family="paragraph" style:parent-style-name="Standard">
      <style:text-properties style:font-name="Liberation Serif" fo:font-size="12pt" fo:language="es" fo:country="ES" style:text-underline-style="solid" style:text-underline-width="auto" style:text-underline-color="font-color" fo:font-weight="bold" officeooo:rsid="005724f1" officeooo:paragraph-rsid="005724f1" style:font-size-asian="10.5pt" style:font-weight-asian="bold" style:font-size-complex="12pt" style:font-weight-complex="bold"/>
    </style:style>
    <style:style style:name="P86" style:family="paragraph" style:parent-style-name="Standard">
      <style:text-properties style:font-name="Liberation Serif" fo:font-size="12pt" fo:language="es" fo:country="ES" style:text-underline-style="solid" style:text-underline-width="auto" style:text-underline-color="font-color" fo:font-weight="bold" officeooo:rsid="0057d49b" officeooo:paragraph-rsid="0057d49b" style:font-size-asian="10.5pt" style:font-weight-asian="bold" style:font-size-complex="12pt" style:font-weight-complex="bold"/>
    </style:style>
    <style:style style:name="P87" style:family="paragraph" style:parent-style-name="Standard">
      <style:text-properties style:font-name="Liberation Serif" fo:font-size="12pt" fo:language="es" fo:country="ES" style:text-underline-style="solid" style:text-underline-width="auto" style:text-underline-color="font-color" fo:font-weight="bold" officeooo:rsid="0057d49b" officeooo:paragraph-rsid="005b22f3" style:font-size-asian="10.5pt" style:font-weight-asian="bold" style:font-size-complex="12pt" style:font-weight-complex="bold"/>
    </style:style>
    <style:style style:name="P88" style:family="paragraph" style:parent-style-name="Standard">
      <style:text-properties style:font-name="Liberation Serif" fo:font-size="12pt" fo:language="es" fo:country="ES" style:text-underline-style="solid" style:text-underline-width="auto" style:text-underline-color="font-color" fo:font-weight="bold" officeooo:rsid="005d2633" officeooo:paragraph-rsid="005d2633" style:font-size-asian="10.5pt" style:font-weight-asian="bold" style:font-size-complex="12pt" style:font-weight-complex="bold"/>
    </style:style>
    <style:style style:name="P89" style:family="paragraph" style:parent-style-name="Standard">
      <style:text-properties style:font-name="Liberation Serif" fo:font-size="12pt" fo:language="es" fo:country="ES" style:text-underline-style="solid" style:text-underline-width="auto" style:text-underline-color="font-color" fo:font-weight="bold" officeooo:rsid="005d2633" officeooo:paragraph-rsid="0074ebeb" style:font-size-asian="10.5pt" style:font-weight-asian="bold" style:font-size-complex="12pt" style:font-weight-complex="bold"/>
    </style:style>
    <style:style style:name="P90" style:family="paragraph" style:parent-style-name="Standard">
      <style:text-properties style:font-name="Liberation Serif" fo:font-size="12pt" fo:language="es" fo:country="ES" style:text-underline-style="solid" style:text-underline-width="auto" style:text-underline-color="font-color" fo:font-weight="bold" officeooo:rsid="00824d11" officeooo:paragraph-rsid="00824d11" style:font-size-asian="10.5pt" style:font-weight-asian="bold" style:font-size-complex="12pt" style:font-weight-complex="bold"/>
    </style:style>
    <style:style style:name="P91" style:family="paragraph" style:parent-style-name="Standard">
      <style:text-properties style:font-name="Liberation Serif" fo:font-size="12pt" fo:font-weight="bold" officeooo:rsid="002ba85a" officeooo:paragraph-rsid="005098e5"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6faa70" officeooo:paragraph-rsid="006faa70"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6faa70" officeooo:paragraph-rsid="00866cbc"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faa70" officeooo:paragraph-rsid="0089aaa4" style:font-size-asian="12pt" style:font-weight-asian="bold" style:font-size-complex="12pt" style:font-weight-complex="bold"/>
    </style:style>
    <style:style style:name="P95" style:family="paragraph" style:parent-style-name="Standard">
      <style:text-properties style:font-name="Liberation Serif" fo:font-size="12pt" officeooo:paragraph-rsid="004bdd98" style:font-size-asian="12pt" style:font-size-complex="12pt"/>
    </style:style>
    <style:style style:name="P96" style:family="paragraph" style:parent-style-name="Standard">
      <style:text-properties style:font-name="Liberation Serif" fo:font-size="12pt" officeooo:paragraph-rsid="00866cbc" style:font-size-asian="12pt" style:font-size-complex="12pt"/>
    </style:style>
    <style:style style:name="P97" style:family="paragraph" style:parent-style-name="Standard">
      <style:text-properties style:font-name="Liberation Serif" fo:font-size="12pt" officeooo:paragraph-rsid="0089aaa4" style:font-size-asian="12pt" style:font-size-complex="12pt"/>
    </style:style>
    <style:style style:name="P98" style:family="paragraph" style:parent-style-name="Standard">
      <style:text-properties style:font-name="Liberation Serif" fo:font-size="12pt" style:text-underline-style="solid" style:text-underline-width="auto" style:text-underline-color="font-color" fo:font-weight="bold" officeooo:paragraph-rsid="00847ec3" style:font-size-asian="12pt" style:font-size-complex="12pt"/>
    </style:style>
    <style:style style:name="P99" style:family="paragraph" style:parent-style-name="Standard">
      <style:text-properties style:font-name="Liberation Serif" fo:font-size="12pt" style:text-underline-style="solid" style:text-underline-width="auto" style:text-underline-color="font-color" fo:font-weight="bold" officeooo:paragraph-rsid="00866cbc" style:font-size-asian="12pt" style:font-size-complex="12pt"/>
    </style:style>
    <style:style style:name="P100" style:family="paragraph" style:parent-style-name="Standard">
      <style:text-properties style:font-name="Liberation Serif" fo:font-size="12pt" style:text-underline-style="solid" style:text-underline-width="auto" style:text-underline-color="font-color" fo:font-weight="bold" officeooo:paragraph-rsid="0089aaa4" style:font-size-asian="12pt" style:font-size-complex="12pt"/>
    </style:style>
    <style:style style:name="P101" style:family="paragraph" style:parent-style-name="Standard">
      <style:text-properties style:font-name="Liberation Serif" fo:font-size="12pt" style:text-underline-style="none" fo:font-weight="normal" officeooo:paragraph-rsid="00847ec3" style:font-size-asian="12pt" style:font-weight-asian="normal" style:font-size-complex="12pt" style:font-weight-complex="normal"/>
    </style:style>
    <style:style style:name="P102" style:family="paragraph" style:parent-style-name="Standard">
      <style:text-properties style:font-name="Liberation Serif" fo:font-size="12pt" style:text-underline-style="none" fo:font-weight="normal" officeooo:paragraph-rsid="0089aaa4" style:font-size-asian="12pt" style:font-weight-asian="normal" style:font-size-complex="12pt" style:font-weight-complex="normal"/>
    </style:style>
    <style:style style:name="P103" style:family="paragraph" style:parent-style-name="Standard">
      <style:text-properties style:font-name="Liberation Serif" fo:font-size="12pt" fo:font-style="normal" style:text-underline-style="none" fo:font-weight="normal" officeooo:rsid="0089aaa4" officeooo:paragraph-rsid="0089aaa4" style:font-size-asian="12pt" style:font-style-asian="normal" style:font-weight-asian="normal" style:font-size-complex="12pt" style:font-style-complex="normal" style:font-weight-complex="normal"/>
    </style:style>
    <style:style style:name="P104" style:family="paragraph" style:parent-style-name="Standard">
      <style:text-properties style:font-name="Liberation Serif" fo:language="es" fo:country="ES" style:text-underline-style="none" officeooo:rsid="00302cc5" officeooo:paragraph-rsid="004bdd98" style:font-size-asian="12pt"/>
    </style:style>
    <style:style style:name="P105" style:family="paragraph" style:parent-style-name="Standard">
      <style:text-properties style:font-name="Liberation Serif" fo:language="es" fo:country="ES" style:text-underline-style="none" officeooo:rsid="00302cc5" officeooo:paragraph-rsid="00633337" style:font-size-asian="12pt"/>
    </style:style>
    <style:style style:name="P106" style:family="paragraph" style:parent-style-name="Standard">
      <style:text-properties style:font-name="Liberation Serif" fo:language="es" fo:country="ES" style:text-underline-style="none" officeooo:rsid="00302cc5" officeooo:paragraph-rsid="007e40d0" style:font-size-asian="12pt"/>
    </style:style>
    <style:style style:name="P107" style:family="paragraph" style:parent-style-name="Standard">
      <style:text-properties style:font-name="Liberation Serif" fo:language="es" fo:country="ES" style:text-underline-style="none" officeooo:rsid="001cfff7" officeooo:paragraph-rsid="00824d11" style:font-size-asian="12pt"/>
    </style:style>
    <style:style style:name="P108" style:family="paragraph" style:parent-style-name="Standard">
      <style:text-properties style:font-name="Liberation Serif" fo:language="es" fo:country="ES" style:text-underline-style="none" officeooo:rsid="001cfff7" officeooo:paragraph-rsid="0082970c" style:font-size-asian="12pt"/>
    </style:style>
    <style:style style:name="P109" style:family="paragraph" style:parent-style-name="Standard">
      <style:text-properties style:font-name="Liberation Serif" fo:language="es" fo:country="ES" style:text-underline-style="none" officeooo:rsid="001cfff7" officeooo:paragraph-rsid="00866cbc" style:font-size-asian="12pt"/>
    </style:style>
    <style:style style:name="P110" style:family="paragraph" style:parent-style-name="Standard">
      <style:text-properties style:font-name="Liberation Serif" fo:language="es" fo:country="ES" style:text-underline-style="none" officeooo:rsid="001cfff7" officeooo:paragraph-rsid="0089aaa4" style:font-size-asian="12pt"/>
    </style:style>
    <style:style style:name="P111" style:family="paragraph" style:parent-style-name="Standard">
      <style:text-properties style:font-name="Liberation Serif" style:text-underline-style="none" officeooo:paragraph-rsid="0089aaa4" style:font-size-asian="12pt"/>
    </style:style>
    <style:style style:name="P112" style:family="paragraph" style:parent-style-name="Standard">
      <style:text-properties fo:font-size="12pt" fo:language="es" fo:country="ES" style:text-underline-style="none" fo:font-weight="normal" officeooo:rsid="00429d78" officeooo:paragraph-rsid="0051ed39" style:font-size-asian="12pt" style:font-weight-asian="normal" style:font-size-complex="12pt" style:font-weight-complex="normal"/>
    </style:style>
    <style:style style:name="P113" style:family="paragraph" style:parent-style-name="Standard">
      <style:text-properties fo:font-size="12pt" fo:language="es" fo:country="ES" style:text-underline-style="none" fo:font-weight="normal" officeooo:rsid="0041e775" officeooo:paragraph-rsid="0041e775" style:font-size-asian="10.5pt" style:font-weight-asian="normal" style:font-size-complex="12pt" style:font-weight-complex="normal"/>
    </style:style>
    <style:style style:name="P114" style:family="paragraph" style:parent-style-name="Standard">
      <style:text-properties fo:font-size="12pt" fo:language="es" fo:country="ES" style:text-underline-style="none" fo:font-weight="normal" officeooo:rsid="003432ce" officeooo:paragraph-rsid="00824d11" style:font-size-asian="10.5pt" style:font-weight-asian="normal" style:font-size-complex="12pt" style:font-weight-complex="normal"/>
    </style:style>
    <style:style style:name="P115" style:family="paragraph" style:parent-style-name="Standard">
      <style:text-properties fo:font-size="12pt" fo:language="es" fo:country="ES" style:text-underline-style="solid" style:text-underline-width="auto" style:text-underline-color="font-color" fo:font-weight="bold" officeooo:rsid="001cfff7" officeooo:paragraph-rsid="0056d152" style:font-size-asian="10.5pt" style:font-weight-asian="bold" style:font-size-complex="12pt" style:font-weight-complex="bold"/>
    </style:style>
    <style:style style:name="P116" style:family="paragraph" style:parent-style-name="Standard">
      <style:text-properties fo:font-size="12pt" fo:language="es" fo:country="ES" style:text-underline-style="solid" style:text-underline-width="auto" style:text-underline-color="font-color" fo:font-weight="bold" officeooo:paragraph-rsid="00866cbc" style:font-size-asian="10.5pt" style:font-weight-asian="bold" style:font-size-complex="12pt" style:font-weight-complex="bold"/>
    </style:style>
    <style:style style:name="P117" style:family="paragraph" style:parent-style-name="Standard">
      <style:text-properties fo:font-size="12pt" fo:language="es" fo:country="ES" style:text-underline-style="solid" style:text-underline-width="auto" style:text-underline-color="font-color" fo:font-weight="bold" officeooo:paragraph-rsid="0089aaa4" style:font-size-asian="10.5pt" style:font-weight-asian="bold" style:font-size-complex="12pt" style:font-weight-complex="bold"/>
    </style:style>
    <style:style style:name="P118" style:family="paragraph" style:parent-style-name="Standard">
      <style:text-properties officeooo:paragraph-rsid="0051ed39"/>
    </style:style>
    <style:style style:name="P119" style:family="paragraph" style:parent-style-name="Standard">
      <style:text-properties fo:font-weight="bold" officeooo:rsid="005928af" officeooo:paragraph-rsid="005928af" style:font-weight-asian="bold" style:font-weight-complex="bold"/>
    </style:style>
    <style:style style:name="P120" style:family="paragraph" style:parent-style-name="Standard">
      <style:text-properties fo:font-weight="bold" officeooo:rsid="005928af" officeooo:paragraph-rsid="0074006d" style:font-weight-asian="bold" style:font-weight-complex="bold"/>
    </style:style>
    <style:style style:name="P121" style:family="paragraph" style:parent-style-name="Standard">
      <style:text-properties fo:font-weight="bold" officeooo:rsid="005928af" officeooo:paragraph-rsid="00847ec3" style:font-weight-asian="bold" style:font-weight-complex="bold"/>
    </style:style>
    <style:style style:name="P122" style:family="paragraph" style:parent-style-name="Standard">
      <style:text-properties fo:font-weight="bold" officeooo:rsid="005928af" officeooo:paragraph-rsid="0089aaa4" style:font-weight-asian="bold" style:font-weight-complex="bold"/>
    </style:style>
    <style:style style:name="P123" style:family="paragraph" style:parent-style-name="Standard">
      <style:text-properties fo:font-weight="bold" officeooo:rsid="005a3f81" officeooo:paragraph-rsid="005a3f81" style:font-weight-asian="bold" style:font-weight-complex="bold"/>
    </style:style>
    <style:style style:name="P124" style:family="paragraph" style:parent-style-name="Standard">
      <style:text-properties fo:font-weight="bold" officeooo:rsid="005a3f81" officeooo:paragraph-rsid="00847ec3" style:font-weight-asian="bold" style:font-weight-complex="bold"/>
    </style:style>
    <style:style style:name="P125" style:family="paragraph" style:parent-style-name="Standard">
      <style:text-properties fo:font-weight="bold" officeooo:rsid="005a3f81" officeooo:paragraph-rsid="0089aaa4" style:font-weight-asian="bold" style:font-weight-complex="bold"/>
    </style:style>
    <style:style style:name="P126" style:family="paragraph" style:parent-style-name="Standard">
      <style:text-properties fo:font-weight="bold" officeooo:rsid="007294e8" officeooo:paragraph-rsid="007294e8" style:font-weight-asian="bold" style:font-weight-complex="bold"/>
    </style:style>
    <style:style style:name="P127" style:family="paragraph" style:parent-style-name="Standard">
      <style:text-properties fo:font-weight="bold" officeooo:rsid="007294e8" officeooo:paragraph-rsid="00866cbc" style:font-weight-asian="bold" style:font-weight-complex="bold"/>
    </style:style>
    <style:style style:name="P128" style:family="paragraph" style:parent-style-name="Standard">
      <style:text-properties fo:font-weight="bold" officeooo:rsid="0074006d" officeooo:paragraph-rsid="0074006d" style:font-weight-asian="bold" style:font-weight-complex="bold"/>
    </style:style>
    <style:style style:name="P129" style:family="paragraph" style:parent-style-name="Standard">
      <style:text-properties fo:font-weight="bold" officeooo:rsid="0074006d" officeooo:paragraph-rsid="0089aaa4" style:font-weight-asian="bold" style:font-weight-complex="bold"/>
    </style:style>
    <style:style style:name="P130" style:family="paragraph" style:parent-style-name="Standard">
      <style:text-properties officeooo:paragraph-rsid="005724f1"/>
    </style:style>
    <style:style style:name="P131" style:family="paragraph" style:parent-style-name="Standard">
      <style:text-properties fo:language="es" fo:country="ES" officeooo:rsid="003849f2" officeooo:paragraph-rsid="004bdd98"/>
    </style:style>
    <style:style style:name="P132" style:family="paragraph" style:parent-style-name="Standard">
      <style:text-properties fo:language="es" fo:country="ES" officeooo:rsid="001cfff7" officeooo:paragraph-rsid="001cfff7"/>
    </style:style>
    <style:style style:name="P133" style:family="paragraph" style:parent-style-name="Standard">
      <style:text-properties officeooo:paragraph-rsid="0057d49b"/>
    </style:style>
    <style:style style:name="P134" style:family="paragraph" style:parent-style-name="Standard" style:list-style-name="L1">
      <style:text-properties officeooo:paragraph-rsid="005724f1"/>
    </style:style>
    <style:style style:name="P135" style:family="paragraph" style:parent-style-name="Standard" style:list-style-name="L2">
      <style:text-properties officeooo:paragraph-rsid="0051ed39"/>
    </style:style>
    <style:style style:name="P136" style:family="paragraph" style:parent-style-name="Standard" style:list-style-name="L2">
      <style:text-properties officeooo:paragraph-rsid="00633337"/>
    </style:style>
    <style:style style:name="P137" style:family="paragraph" style:parent-style-name="Standard">
      <style:text-properties officeooo:paragraph-rsid="00633337"/>
    </style:style>
    <style:style style:name="P138" style:family="paragraph" style:parent-style-name="Standard">
      <style:text-properties fo:font-weight="normal" officeooo:paragraph-rsid="004bdd98"/>
    </style:style>
    <style:style style:name="P139" style:family="paragraph" style:parent-style-name="Standard">
      <style:text-properties style:font-name="Liberation Serif" fo:font-size="12pt" fo:language="es" fo:country="ES" style:text-underline-style="none" fo:font-weight="normal" officeooo:rsid="00242c82" officeooo:paragraph-rsid="00242c82" style:font-size-asian="12pt" style:font-weight-asian="normal" style:font-size-complex="12pt" style:font-weight-complex="normal"/>
    </style:style>
    <style:style style:name="P140" style:family="paragraph" style:parent-style-name="Standard">
      <style:text-properties fo:font-size="16pt" fo:language="es" fo:country="ES" style:text-underline-style="solid" style:text-underline-width="auto" style:text-underline-color="font-color" fo:font-weight="bold" officeooo:rsid="003432ce" officeooo:paragraph-rsid="00824d11" style:font-size-asian="16pt" style:font-weight-asian="bold" style:font-size-complex="16pt" style:font-weight-complex="bold"/>
    </style:style>
    <style:style style:name="P141" style:family="paragraph" style:parent-style-name="Standard">
      <style:text-properties officeooo:paragraph-rsid="00847ec3"/>
    </style:style>
    <style:style style:name="P142" style:family="paragraph" style:parent-style-name="Standard">
      <style:text-properties officeooo:paragraph-rsid="00866cbc"/>
    </style:style>
    <style:style style:name="P143" style:family="paragraph" style:parent-style-name="Standard">
      <style:text-properties officeooo:paragraph-rsid="0089aaa4"/>
    </style:style>
    <style:style style:name="T1" style:family="text">
      <style:text-properties officeooo:rsid="00188e68"/>
    </style:style>
    <style:style style:name="T2" style:family="text">
      <style:text-properties officeooo:rsid="00197de9"/>
    </style:style>
    <style:style style:name="T3" style:family="text">
      <style:text-properties officeooo:rsid="001cfff7"/>
    </style:style>
    <style:style style:name="T4" style:family="text">
      <style:text-properties officeooo:rsid="001eb985"/>
    </style:style>
    <style:style style:name="T5" style:family="text">
      <style:text-properties officeooo:rsid="00205106"/>
    </style:style>
    <style:style style:name="T6" style:family="text">
      <style:text-properties officeooo:rsid="00242c82"/>
    </style:style>
    <style:style style:name="T7" style:family="text">
      <style:text-properties style:text-underline-style="none"/>
    </style:style>
    <style:style style:name="T8" style:family="text">
      <style:text-properties style:text-underline-style="none" officeooo:rsid="00242c82"/>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8212f" style:font-weight-asian="normal" style:font-weight-complex="normal"/>
    </style:style>
    <style:style style:name="T11" style:family="text">
      <style:text-properties style:text-underline-style="none" fo:font-weight="normal" officeooo:rsid="002879f1" style:font-weight-asian="normal" style:font-weight-complex="normal"/>
    </style:style>
    <style:style style:name="T12" style:family="text">
      <style:text-properties style:text-underline-style="none" fo:font-weight="normal" officeooo:rsid="002e76da" style:font-weight-asian="normal" style:font-weight-complex="normal"/>
    </style:style>
    <style:style style:name="T13" style:family="text">
      <style:text-properties style:text-underline-style="none" fo:font-weight="normal" officeooo:rsid="003155f0" style:font-weight-asian="normal" style:font-weight-complex="normal"/>
    </style:style>
    <style:style style:name="T14" style:family="text">
      <style:text-properties style:text-underline-style="none" fo:font-weight="normal" officeooo:rsid="0036c276" style:font-weight-asian="normal" style:font-weight-complex="normal"/>
    </style:style>
    <style:style style:name="T15" style:family="text">
      <style:text-properties style:text-underline-style="none" fo:font-weight="normal" officeooo:rsid="00386d04" style:font-weight-asian="normal" style:font-weight-complex="normal"/>
    </style:style>
    <style:style style:name="T16" style:family="text">
      <style:text-properties style:text-underline-style="none" fo:font-weight="normal" officeooo:rsid="003a6bfc" style:font-weight-asian="normal" style:font-weight-complex="normal"/>
    </style:style>
    <style:style style:name="T17" style:family="text">
      <style:text-properties style:text-underline-style="none" fo:font-weight="normal" officeooo:rsid="003d5c27" style:font-weight-asian="normal" style:font-weight-complex="normal"/>
    </style:style>
    <style:style style:name="T18" style:family="text">
      <style:text-properties style:text-underline-style="none" fo:font-weight="normal" officeooo:rsid="003f170e" style:font-weight-asian="normal" style:font-weight-complex="normal"/>
    </style:style>
    <style:style style:name="T19" style:family="text">
      <style:text-properties style:text-underline-style="none" fo:font-weight="normal" officeooo:rsid="00408c41" style:font-weight-asian="normal" style:font-weight-complex="normal"/>
    </style:style>
    <style:style style:name="T20" style:family="text">
      <style:text-properties style:text-underline-style="none" fo:font-weight="normal" officeooo:rsid="0040c1b1" style:font-weight-asian="normal" style:font-weight-complex="normal"/>
    </style:style>
    <style:style style:name="T21" style:family="text">
      <style:text-properties style:text-underline-style="none" fo:font-weight="normal" officeooo:rsid="0041ca34" style:font-weight-asian="normal" style:font-weight-complex="normal"/>
    </style:style>
    <style:style style:name="T22" style:family="text">
      <style:text-properties style:text-underline-style="none" fo:font-weight="normal" officeooo:rsid="00462076" style:font-weight-asian="normal" style:font-weight-complex="normal"/>
    </style:style>
    <style:style style:name="T23" style:family="text">
      <style:text-properties style:text-underline-style="none" fo:font-weight="normal" officeooo:rsid="004856b6" style:font-weight-asian="normal" style:font-weight-complex="normal"/>
    </style:style>
    <style:style style:name="T24" style:family="text">
      <style:text-properties style:text-underline-style="none" fo:font-weight="normal" officeooo:rsid="004bdd98" style:font-weight-asian="normal" style:font-weight-complex="normal"/>
    </style:style>
    <style:style style:name="T25" style:family="text">
      <style:text-properties style:text-underline-style="none" fo:font-weight="normal" officeooo:rsid="0051ed39" style:font-weight-asian="normal" style:font-weight-complex="normal"/>
    </style:style>
    <style:style style:name="T26" style:family="text">
      <style:text-properties style:text-underline-style="none" fo:font-weight="normal" officeooo:rsid="00526bcd" style:font-weight-asian="normal" style:font-weight-complex="normal"/>
    </style:style>
    <style:style style:name="T27" style:family="text">
      <style:text-properties style:text-underline-style="none" fo:font-weight="normal" officeooo:rsid="0053ae92" style:font-weight-asian="normal" style:font-weight-complex="normal"/>
    </style:style>
    <style:style style:name="T28" style:family="text">
      <style:text-properties style:text-underline-style="none" fo:font-weight="normal" officeooo:rsid="0054f50c" style:font-weight-asian="normal" style:font-weight-complex="normal"/>
    </style:style>
    <style:style style:name="T29" style:family="text">
      <style:text-properties style:text-underline-style="none" fo:font-weight="normal" officeooo:rsid="0056d152" style:font-weight-asian="normal" style:font-weight-complex="normal"/>
    </style:style>
    <style:style style:name="T30" style:family="text">
      <style:text-properties style:text-underline-style="none" fo:font-weight="normal" officeooo:rsid="005724f1" style:font-weight-asian="normal" style:font-weight-complex="normal"/>
    </style:style>
    <style:style style:name="T31" style:family="text">
      <style:text-properties style:text-underline-style="none" fo:font-weight="normal" officeooo:rsid="005b22f3" style:font-weight-asian="normal" style:font-weight-complex="normal"/>
    </style:style>
    <style:style style:name="T32" style:family="text">
      <style:text-properties style:text-underline-style="none" fo:font-weight="normal" officeooo:rsid="006292b8" style:font-weight-asian="normal" style:font-weight-complex="normal"/>
    </style:style>
    <style:style style:name="T33" style:family="text">
      <style:text-properties style:text-underline-style="none" fo:font-weight="normal" officeooo:rsid="0066c68b" style:font-weight-asian="normal" style:font-weight-complex="normal"/>
    </style:style>
    <style:style style:name="T34" style:family="text">
      <style:text-properties style:text-underline-style="none" fo:font-weight="normal" officeooo:rsid="0067b53f" style:font-weight-asian="normal" style:font-weight-complex="normal"/>
    </style:style>
    <style:style style:name="T35" style:family="text">
      <style:text-properties style:text-underline-style="none" fo:font-weight="normal" officeooo:rsid="00698a35" style:font-weight-asian="normal" style:font-weight-complex="normal"/>
    </style:style>
    <style:style style:name="T36" style:family="text">
      <style:text-properties style:text-underline-style="none" fo:font-weight="normal" officeooo:rsid="006e952c" style:font-weight-asian="normal" style:font-weight-complex="normal"/>
    </style:style>
    <style:style style:name="T37" style:family="text">
      <style:text-properties style:text-underline-style="none" fo:font-weight="normal" officeooo:rsid="0074006d" style:font-weight-asian="normal" style:font-weight-complex="normal"/>
    </style:style>
    <style:style style:name="T38" style:family="text">
      <style:text-properties style:text-underline-style="none" fo:font-weight="normal" officeooo:rsid="0078c4fb" style:font-weight-asian="normal" style:font-weight-complex="normal"/>
    </style:style>
    <style:style style:name="T39" style:family="text">
      <style:text-properties style:text-underline-style="none" fo:font-weight="normal" officeooo:rsid="0087b9c5" style:font-weight-asian="normal" style:font-weight-complex="normal"/>
    </style:style>
    <style:style style:name="T40" style:family="text">
      <style:text-properties style:text-underline-style="none" fo:font-weight="normal" officeooo:rsid="006faa70" style:font-weight-asian="normal" style:font-weight-complex="normal"/>
    </style:style>
    <style:style style:name="T41" style:family="text">
      <style:text-properties style:text-underline-style="none" officeooo:rsid="003155f0"/>
    </style:style>
    <style:style style:name="T42" style:family="text">
      <style:text-properties style:text-underline-style="none" officeooo:rsid="00438d6f"/>
    </style:style>
    <style:style style:name="T43" style:family="text">
      <style:text-properties style:text-underline-style="none" officeooo:rsid="00448b09"/>
    </style:style>
    <style:style style:name="T44" style:family="text">
      <style:text-properties style:text-underline-style="none" officeooo:rsid="00462076"/>
    </style:style>
    <style:style style:name="T45" style:family="text">
      <style:text-properties style:text-underline-style="none" officeooo:rsid="004a6341"/>
    </style:style>
    <style:style style:name="T46" style:family="text">
      <style:text-properties style:text-underline-style="none" officeooo:rsid="004dd890"/>
    </style:style>
    <style:style style:name="T47" style:family="text">
      <style:text-properties style:text-underline-style="none" officeooo:rsid="004fc130"/>
    </style:style>
    <style:style style:name="T48" style:family="text">
      <style:text-properties style:text-underline-style="none" officeooo:rsid="0041ca34"/>
    </style:style>
    <style:style style:name="T49" style:family="text">
      <style:text-properties style:text-underline-style="none" officeooo:rsid="0051ed39"/>
    </style:style>
    <style:style style:name="T50" style:family="text">
      <style:text-properties style:text-underline-style="none" officeooo:rsid="00526bcd"/>
    </style:style>
    <style:style style:name="T51" style:family="text">
      <style:text-properties style:text-underline-style="none" officeooo:rsid="0053ae92"/>
    </style:style>
    <style:style style:name="T52" style:family="text">
      <style:text-properties style:text-underline-style="none" officeooo:rsid="0054f50c"/>
    </style:style>
    <style:style style:name="T53" style:family="text">
      <style:text-properties style:text-underline-style="none" officeooo:rsid="0066c68b"/>
    </style:style>
    <style:style style:name="T54" style:family="text">
      <style:text-properties style:text-underline-style="none" officeooo:rsid="00698a35"/>
    </style:style>
    <style:style style:name="T55" style:family="text">
      <style:text-properties style:text-underline-style="none" officeooo:rsid="006292b8"/>
    </style:style>
    <style:style style:name="T56" style:family="text">
      <style:text-properties style:text-underline-style="none" officeooo:rsid="0074ebeb"/>
    </style:style>
    <style:style style:name="T57" style:family="text">
      <style:text-properties style:text-underline-style="none" fo:font-weight="bold" officeooo:rsid="006292b8" style:font-weight-asian="bold" style:font-weight-complex="bold"/>
    </style:style>
    <style:style style:name="T58" style:family="text">
      <style:text-properties style:text-underline-style="none" fo:font-weight="bold" officeooo:rsid="006faa70"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02a164a"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5724f1"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officeooo:rsid="002a164a" style:text-blinking="false" fo:background-color="transparent" loext:char-shading-value="0"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officeooo:rsid="003015e1" style:text-blinking="false" fo:background-color="transparent" loext:char-shading-value="0"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officeooo:rsid="0051ed39" style:text-blinking="false" fo:background-color="transparent" loext:char-shading-value="0" style:font-weight-asian="bold" style:font-weight-complex="bold"/>
    </style:style>
    <style:style style:name="T64" style:family="text">
      <style:text-properties fo:font-variant="normal" fo:text-transform="none" fo:color="#000000" style:text-line-through-style="none" style:text-line-through-type="none" style:font-name="Liberation Serif" fo:font-size="12pt" fo:font-style="normal" style:text-underline-style="none" fo:font-weight="normal" officeooo:rsid="002ba85a" style:text-blinking="false" fo:background-color="transparent"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 fo:font-size="12pt" fo:font-style="normal" style:text-underline-style="none" fo:font-weight="normal" officeooo:rsid="004bdd98" style:text-blinking="false"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 fo:font-size="12pt" fo:font-style="normal" style:text-underline-style="none" fo:font-weight="normal" officeooo:rsid="002a164a" style:text-blinking="false" fo:background-color="transparent" loext:char-shading-value="0" style:font-size-asian="12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Liberation Serif" fo:font-size="12pt" fo:font-style="normal" style:text-underline-style="none" fo:font-weight="normal" officeooo:rsid="002b8340" style:text-blinking="false" fo:background-color="transparent" loext:char-shading-value="0"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Liberation Serif" fo:font-size="12pt" fo:font-style="normal" style:text-underline-style="none" fo:font-weight="normal" officeooo:rsid="005724f1" style:text-blinking="false" fo:background-color="transparent" loext:char-shading-value="0" style:font-size-asian="12pt" style:font-weight-asian="normal" style:font-size-complex="12pt" style:font-weight-complex="normal"/>
    </style:style>
    <style:style style:name="T69" style:family="text">
      <style:text-properties fo:font-variant="normal" fo:text-transform="none" fo:color="#000000" style:text-line-through-style="none" style:text-line-through-type="none" style:font-name="Liberation Serif" fo:font-size="12pt" fo:font-style="normal" style:text-underline-style="none" fo:font-weight="bold" officeooo:rsid="002a164a" style:text-blinking="false" fo:background-color="transparent" loext:char-shading-value="0" style:font-size-asian="12pt" style:font-weight-asian="bold" style:font-size-complex="12pt" style:font-weight-complex="bold"/>
    </style:style>
    <style:style style:name="T70" style:family="text">
      <style:text-properties fo:font-variant="normal" fo:text-transform="none" fo:color="#000000" style:text-line-through-style="none" style:text-line-through-type="none" style:font-name="Liberation Serif" fo:font-size="12pt" fo:font-style="normal" style:text-underline-style="none" fo:font-weight="bold" officeooo:rsid="0051ed39" style:text-blinking="false" fo:background-color="transparent" loext:char-shading-value="0" style:font-size-asian="12pt" style:font-weight-asian="bold" style:font-size-complex="12pt" style:font-weight-complex="bold"/>
    </style:style>
    <style:style style:name="T71" style:family="text">
      <style:text-properties fo:font-variant="normal" fo:text-transform="none" fo:color="#000000" style:text-line-through-style="none" style:text-line-through-type="none" style:font-name="Liberation Serif" fo:font-size="12pt" fo:font-style="normal" style:text-underline-style="none" fo:font-weight="bold" officeooo:rsid="003015e1" style:text-blinking="false" fo:background-color="transparent" loext:char-shading-value="0" style:font-size-asian="12pt" style:font-weight-asian="bold" style:font-size-complex="12pt" style:font-weight-complex="bold"/>
    </style:style>
    <style:style style:name="T72"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2a164a"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3015e1" style:text-blinking="false" fo:background-color="transparent" loext:char-shading-value="0" style:font-size-asian="12pt" style:font-weight-asian="bold" style:font-size-complex="12pt" style:font-weight-complex="bold"/>
    </style:style>
    <style:style style:name="T74"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4bdd98" style:text-blinking="false" fo:background-color="transparent" loext:char-shading-value="0"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51ed39" style:text-blinking="false" fo:background-color="transparent" loext:char-shading-value="0" style:font-size-asian="12pt" style:font-weight-asian="bold" style:font-size-complex="12pt" style:font-weight-complex="bold"/>
    </style:style>
    <style:style style:name="T76"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650ce6" style:text-blinking="false" fo:background-color="transparent" loext:char-shading-value="0" style:font-size-asian="12pt" style:font-weight-asian="bold" style:font-size-complex="12pt" style:font-weight-complex="bold"/>
    </style:style>
    <style:style style:name="T77"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3155f0" style:text-blinking="false" fo:background-color="transparent" loext:char-shading-value="0" style:font-size-asian="10.5pt" style:font-weight-asian="bold" style:font-size-complex="12pt" style:font-weight-complex="bold"/>
    </style:style>
    <style:style style:name="T78" style:family="text">
      <style:text-properties fo:font-variant="normal" fo:text-transform="none" fo:color="#000000" style:text-line-through-style="none" style:text-line-through-type="none" style:font-name="Liberation Serif" fo:font-size="12pt" fo:language="es" fo:country="ES" fo:font-style="normal" style:text-underline-style="none" fo:font-weight="bold" officeooo:rsid="0051ed39" style:text-blinking="false" fo:background-color="transparent" loext:char-shading-value="0" style:font-size-asian="10.5pt" style:font-weight-asian="bold" style:font-size-complex="12pt" style:font-weight-complex="bold"/>
    </style:style>
    <style:style style:name="T79" style:family="text">
      <style:text-properties fo:font-variant="normal" fo:text-transform="none" fo:color="#000000" style:text-line-through-style="none" style:text-line-through-type="none" style:font-name="Liberation Serif" fo:font-size="12pt" fo:language="es" fo:country="ES" fo:font-style="normal" style:text-underline-style="none" fo:font-weight="normal" officeooo:rsid="002a164a" style:text-blinking="false" fo:background-color="transparent" loext:char-shading-value="0" style:font-size-asian="12pt" style:font-weight-asian="normal" style:font-size-complex="12pt" style:font-weight-complex="normal"/>
    </style:style>
    <style:style style:name="T80" style:family="text">
      <style:text-properties fo:font-variant="normal" fo:text-transform="none" fo:color="#000000" style:text-line-through-style="none" style:text-line-through-type="none" style:font-name="Liberation Serif" fo:font-size="12pt" fo:language="es" fo:country="ES" fo:font-style="normal" style:text-underline-style="none" fo:font-weight="normal" officeooo:rsid="005724f1" style:text-blinking="false" fo:background-color="transparent" loext:char-shading-value="0" style:font-size-asian="12pt" style:font-weight-asian="normal" style:font-size-complex="12pt" style:font-weight-complex="normal"/>
    </style:style>
    <style:style style:name="T81" style:family="text">
      <style:text-properties fo:font-variant="normal" fo:text-transform="none" fo:color="#000000" style:text-line-through-style="none" style:text-line-through-type="none" style:font-name="Liberation Serif" fo:language="es" fo:country="ES" fo:font-style="normal" style:text-underline-style="none" fo:font-weight="bold" officeooo:rsid="004bdd98" style:text-blinking="false" fo:background-color="transparent" loext:char-shading-value="0" style:font-weight-asian="bold" style:font-weight-complex="bold"/>
    </style:style>
    <style:style style:name="T82" style:family="text">
      <style:text-properties fo:font-variant="normal" fo:text-transform="none" fo:color="#000000" style:text-line-through-style="none" style:text-line-through-type="none" fo:language="es" fo:country="ES" fo:font-style="normal" style:text-underline-style="none" officeooo:rsid="003015e1" style:text-blinking="false" fo:background-color="transparent" loext:char-shading-value="0" style:font-weight-asian="bold" style:font-weight-complex="bold"/>
    </style:style>
    <style:style style:name="T83" style:family="text">
      <style:text-properties fo:font-variant="normal" fo:text-transform="none" fo:color="#000000" style:text-line-through-style="none" style:text-line-through-type="none" fo:language="es" fo:country="ES" fo:font-style="normal" style:text-underline-style="none" fo:font-weight="bold" officeooo:rsid="002a164a" style:text-blinking="false" fo:background-color="transparent" loext:char-shading-value="0" style:font-weight-asian="bold" style:font-weight-complex="bold"/>
    </style:style>
    <style:style style:name="T84" style:family="text">
      <style:text-properties fo:font-variant="normal" fo:text-transform="none" fo:color="#000000" style:text-line-through-style="none" style:text-line-through-type="none" fo:language="es" fo:country="ES" fo:font-style="normal" style:text-underline-style="none" fo:font-weight="bold" officeooo:rsid="003015e1" style:text-blinking="false" fo:background-color="transparent" loext:char-shading-value="0" style:font-weight-asian="bold" style:font-weight-complex="bold"/>
    </style:style>
    <style:style style:name="T85" style:family="text">
      <style:text-properties fo:font-variant="normal" fo:text-transform="none" fo:color="#000000" style:text-line-through-style="none" style:text-line-through-type="none" fo:language="es" fo:country="ES" fo:font-style="normal" style:text-underline-style="none" fo:font-weight="bold" officeooo:rsid="0051ed39" style:text-blinking="false" fo:background-color="transparent" loext:char-shading-value="0" style:font-weight-asian="bold" style:font-weight-complex="bold"/>
    </style:style>
    <style:style style:name="T86" style:family="text">
      <style:text-properties fo:font-variant="normal" fo:text-transform="none" fo:color="#000000" style:text-line-through-style="none" style:text-line-through-type="none" fo:language="es" fo:country="ES" fo:font-style="normal" style:text-underline-style="none" fo:font-weight="normal" officeooo:rsid="005724f1"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ize="12pt" fo:font-style="normal" fo:font-weight="bold" officeooo:rsid="003015e1" style:text-blinking="false" fo:background-color="transparent" loext:char-shading-value="0" style:font-weight-asian="bold" style:font-size-complex="12pt" style:font-weight-complex="bold"/>
    </style:style>
    <style:style style:name="T88" style:family="text">
      <style:text-properties fo:font-variant="normal" fo:text-transform="none" fo:color="#000000" style:text-line-through-style="none" style:text-line-through-type="none" fo:font-size="12pt" fo:font-style="normal" fo:font-weight="bold" officeooo:rsid="002a164a" style:text-blinking="false" fo:background-color="transparent" loext:char-shading-value="0" style:font-weight-asian="bold" style:font-size-complex="12pt" style:font-weight-complex="bold"/>
    </style:style>
    <style:style style:name="T89" style:family="text">
      <style:text-properties fo:font-variant="normal" fo:text-transform="none" fo:color="#000000" style:text-line-through-style="none" style:text-line-through-type="none" fo:font-size="12pt" fo:font-style="normal" fo:font-weight="bold" officeooo:rsid="0051ed39" style:text-blinking="false" fo:background-color="transparent" loext:char-shading-value="0" style:font-weight-asian="bold" style:font-size-complex="12pt" style:font-weight-complex="bold"/>
    </style:style>
    <style:style style:name="T90" style:family="text">
      <style:text-properties fo:font-variant="normal" fo:text-transform="none" fo:color="#000000" style:text-line-through-style="none" style:text-line-through-type="none" fo:font-size="12pt" fo:font-style="normal" fo:font-weight="normal" officeooo:rsid="002a164a" style:text-blinking="false" fo:background-color="transparent" loext:char-shading-value="0" style:font-weight-asian="normal" style:font-size-complex="12pt" style:font-weight-complex="normal"/>
    </style:style>
    <style:style style:name="T91" style:family="text">
      <style:text-properties fo:font-variant="normal" fo:text-transform="none" fo:color="#000000" style:text-line-through-style="none" style:text-line-through-type="none" fo:font-size="12pt" fo:font-style="normal" fo:font-weight="normal" officeooo:rsid="005724f1" style:text-blinking="false" fo:background-color="transparent" loext:char-shading-value="0" style:font-weight-asian="normal" style:font-size-complex="12pt" style:font-weight-complex="normal"/>
    </style:style>
    <style:style style:name="T92" style:family="text">
      <style:text-properties fo:font-variant="normal" fo:text-transform="none" fo:color="#000000" style:text-line-through-style="none" style:text-line-through-type="none" fo:font-size="12pt" fo:language="es" fo:country="ES" fo:font-style="normal" fo:font-weight="bold" officeooo:rsid="003015e1" style:text-blinking="false" fo:background-color="transparent" loext:char-shading-value="0" style:font-weight-asian="bold" style:font-size-complex="12pt" style:font-weight-complex="bold"/>
    </style:style>
    <style:style style:name="T93" style:family="text">
      <style:text-properties fo:font-variant="normal" fo:text-transform="none" fo:color="#000000" style:text-line-through-style="none" style:text-line-through-type="none" fo:font-size="12pt" fo:language="es" fo:country="ES" fo:font-style="normal" fo:font-weight="bold" officeooo:rsid="002a164a" style:text-blinking="false" fo:background-color="transparent" loext:char-shading-value="0" style:font-weight-asian="bold" style:font-size-complex="12pt" style:font-weight-complex="bold"/>
    </style:style>
    <style:style style:name="T94" style:family="text">
      <style:text-properties fo:font-variant="normal" fo:text-transform="none" fo:color="#000000" style:text-line-through-style="none" style:text-line-through-type="none" fo:font-size="12pt" fo:language="es" fo:country="ES" fo:font-style="normal" fo:font-weight="bold" officeooo:rsid="0051ed39" style:text-blinking="false" fo:background-color="transparent" loext:char-shading-value="0" style:font-weight-asian="bold" style:font-size-complex="12pt" style:font-weight-complex="bold"/>
    </style:style>
    <style:style style:name="T95" style:family="text">
      <style:text-properties fo:font-variant="normal" fo:text-transform="none" fo:color="#000000" style:text-line-through-style="none" style:text-line-through-type="none" fo:font-size="12pt" fo:language="es" fo:country="ES" fo:font-style="normal" fo:font-weight="normal" officeooo:rsid="002a164a" style:text-blinking="false" fo:background-color="transparent" loext:char-shading-value="0" style:font-weight-asian="normal" style:font-size-complex="12pt" style:font-weight-complex="normal"/>
    </style:style>
    <style:style style:name="T96" style:family="text">
      <style:text-properties fo:font-variant="normal" fo:text-transform="none" fo:color="#000000" style:text-line-through-style="none" style:text-line-through-type="none" fo:font-size="12pt" fo:language="es" fo:country="ES" fo:font-style="normal" fo:font-weight="normal" officeooo:rsid="005724f1" style:text-blinking="false" fo:background-color="transparent" loext:char-shading-value="0" style:font-weight-asian="normal" style:font-size-complex="12pt" style:font-weight-complex="normal"/>
    </style:style>
    <style:style style:name="T97" style:family="text">
      <style:text-properties fo:language="es" fo:country="ES" style:text-underline-style="none" fo:font-weight="normal" style:font-weight-asian="normal" style:font-weight-complex="normal"/>
    </style:style>
    <style:style style:name="T98" style:family="text">
      <style:text-properties fo:language="es" fo:country="ES" style:text-underline-style="none" fo:font-weight="normal" officeooo:rsid="002a164a" style:font-weight-asian="normal" style:font-weight-complex="normal"/>
    </style:style>
    <style:style style:name="T99" style:family="text">
      <style:text-properties fo:language="es" fo:country="ES" style:text-underline-style="none" fo:font-weight="normal" officeooo:rsid="0054f50c" style:font-weight-asian="normal" style:font-weight-complex="normal"/>
    </style:style>
    <style:style style:name="T100" style:family="text">
      <style:text-properties fo:language="es" fo:country="ES" style:text-underline-style="none" fo:font-weight="normal" officeooo:rsid="0060c588" style:font-weight-asian="normal" style:font-weight-complex="normal"/>
    </style:style>
    <style:style style:name="T101" style:family="text">
      <style:text-properties fo:language="es" fo:country="ES" style:text-underline-style="none" fo:font-weight="normal" officeooo:rsid="004bdd98" style:font-weight-asian="bold" style:font-weight-complex="bold"/>
    </style:style>
    <style:style style:name="T102" style:family="text">
      <style:text-properties fo:language="es" fo:country="ES" style:text-underline-style="none" fo:font-weight="normal" style:font-size-asian="10.5pt" style:font-weight-asian="normal" style:font-weight-complex="normal"/>
    </style:style>
    <style:style style:name="T103" style:family="text">
      <style:text-properties fo:language="es" fo:country="ES" style:text-underline-style="none" fo:font-weight="normal" officeooo:rsid="006e952c" style:font-size-asian="10.5pt" style:font-weight-asian="normal" style:font-weight-complex="normal"/>
    </style:style>
    <style:style style:name="T104" style:family="text">
      <style:text-properties fo:language="es" fo:country="ES" style:text-underline-style="none" fo:font-weight="normal" officeooo:rsid="005724f1" style:font-size-asian="10.5pt" style:font-weight-asian="normal" style:font-weight-complex="normal"/>
    </style:style>
    <style:style style:name="T105" style:family="text">
      <style:text-properties fo:language="es" fo:country="ES" style:text-underline-style="none" officeooo:rsid="003015e1" style:font-weight-asian="bold" style:font-weight-complex="bold"/>
    </style:style>
    <style:style style:name="T106" style:family="text">
      <style:text-properties fo:language="es" fo:country="ES" style:text-underline-style="none" fo:font-weight="bold" officeooo:rsid="003015e1" style:font-weight-asian="bold" style:font-weight-complex="bold"/>
    </style:style>
    <style:style style:name="T107" style:family="text">
      <style:text-properties fo:language="es" fo:country="ES" style:text-underline-style="none" style:font-size-asian="10.5pt"/>
    </style:style>
    <style:style style:name="T108" style:family="text">
      <style:text-properties fo:language="es" fo:country="ES" style:text-underline-style="none" officeooo:rsid="003155f0" style:font-size-asian="10.5pt" style:font-weight-asian="bold" style:font-weight-complex="bold"/>
    </style:style>
    <style:style style:name="T109" style:family="text">
      <style:text-properties fo:language="es" fo:country="ES" style:text-underline-style="none" officeooo:rsid="0051ed39" style:font-size-asian="10.5pt" style:font-weight-asian="bold" style:font-weight-complex="bold"/>
    </style:style>
    <style:style style:name="T110" style:family="text">
      <style:text-properties fo:language="es" fo:country="ES" style:text-underline-style="none" officeooo:rsid="005724f1" style:font-size-asian="10.5pt"/>
    </style:style>
    <style:style style:name="T111" style:family="text">
      <style:text-properties fo:font-size="12pt" style:font-size-asian="12pt" style:font-size-complex="12pt"/>
    </style:style>
    <style:style style:name="T112" style:family="text">
      <style:text-properties fo:font-size="12pt" officeooo:rsid="002a164a" style:font-size-asian="12pt" style:font-size-complex="12pt"/>
    </style:style>
    <style:style style:name="T113" style:family="text">
      <style:text-properties fo:font-size="12pt" officeooo:rsid="005724f1" style:font-size-asian="12pt" style:font-size-complex="12pt"/>
    </style:style>
    <style:style style:name="T114" style:family="text">
      <style:text-properties fo:font-size="12pt" officeooo:rsid="0057d49b" style:font-size-asian="12pt" style:font-size-complex="12pt"/>
    </style:style>
    <style:style style:name="T115" style:family="text">
      <style:text-properties fo:font-size="12pt" officeooo:rsid="0074006d" style:font-size-asian="12pt" style:font-size-complex="12pt"/>
    </style:style>
    <style:style style:name="T116" style:family="text">
      <style:text-properties fo:font-size="12pt" fo:font-weight="bold" officeooo:rsid="0057d49b" style:font-size-asian="12pt" style:font-weight-asian="bold" style:font-size-complex="12pt" style:font-weight-complex="bold"/>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057d49b" style:font-size-asian="12pt" style:font-weight-asian="normal" style:font-size-complex="12pt" style:font-weight-complex="normal"/>
    </style:style>
    <style:style style:name="T119" style:family="text">
      <style:text-properties fo:font-size="12pt" fo:font-weight="normal" style:font-weight-asian="normal" style:font-size-complex="12pt" style:font-weight-complex="normal"/>
    </style:style>
    <style:style style:name="T120" style:family="text">
      <style:text-properties fo:font-size="12pt" style:font-size-complex="12pt"/>
    </style:style>
    <style:style style:name="T121" style:family="text">
      <style:text-properties style:font-name="Liberation Serif" fo:font-size="12pt" style:font-size-asian="12pt" style:font-size-complex="12pt"/>
    </style:style>
    <style:style style:name="T122" style:family="text">
      <style:text-properties style:font-name="Liberation Serif" fo:font-size="12pt" officeooo:rsid="002ba85a" style:font-size-asian="12pt" style:font-size-complex="12pt"/>
    </style:style>
    <style:style style:name="T123" style:family="text">
      <style:text-properties style:font-name="Liberation Serif" fo:font-size="12pt" fo:language="es" fo:country="ES" style:text-underline-style="none" fo:font-weight="bold" officeooo:rsid="003015e1" style:font-size-asian="12pt" style:font-weight-asian="bold" style:font-size-complex="12pt" style:font-weight-complex="bold"/>
    </style:style>
    <style:style style:name="T124" style:family="text">
      <style:text-properties style:font-name="Liberation Serif" fo:font-size="12pt" fo:language="es" fo:country="ES" style:text-underline-style="none" fo:font-weight="bold" officeooo:rsid="005d1632" style:font-size-asian="12pt" style:font-weight-asian="bold" style:font-size-complex="12pt" style:font-weight-complex="bold"/>
    </style:style>
    <style:style style:name="T125" style:family="text">
      <style:text-properties style:font-name="Liberation Serif" fo:font-size="12pt" fo:language="es" fo:country="ES" style:text-underline-style="none" fo:font-weight="bold" officeooo:rsid="0074006d" style:font-size-asian="12pt" style:font-weight-asian="bold" style:font-size-complex="12pt" style:font-weight-complex="bold"/>
    </style:style>
    <style:style style:name="T126" style:family="text">
      <style:text-properties style:font-name="Liberation Serif" fo:font-size="12pt" fo:language="es" fo:country="ES" style:text-underline-style="none" fo:font-weight="normal" style:font-size-asian="12pt" style:font-weight-asian="normal" style:font-size-complex="12pt" style:font-weight-complex="normal"/>
    </style:style>
    <style:style style:name="T127" style:family="text">
      <style:text-properties style:font-name="Liberation Serif" fo:font-size="12pt" fo:language="es" fo:country="ES" style:text-underline-style="none" fo:font-weight="normal" officeooo:rsid="005d1632" style:font-size-asian="12pt" style:font-weight-asian="normal" style:font-size-complex="12pt" style:font-weight-complex="normal"/>
    </style:style>
    <style:style style:name="T128" style:family="text">
      <style:text-properties style:font-name="Liberation Serif" fo:font-size="12pt" fo:language="es" fo:country="ES" style:text-underline-style="none" style:font-size-asian="12pt" style:font-size-complex="12pt"/>
    </style:style>
    <style:style style:name="T129" style:family="text">
      <style:text-properties style:font-name="Liberation Serif" fo:font-size="12pt" fo:language="es" fo:country="ES" style:text-underline-style="none" officeooo:rsid="0074006d" style:font-size-asian="12pt" style:font-size-complex="12pt"/>
    </style:style>
    <style:style style:name="T130" style:family="text">
      <style:text-properties style:font-name="Liberation Serif" fo:font-size="12pt" style:text-underline-style="solid" style:text-underline-width="auto" style:text-underline-color="font-color" fo:font-weight="bold" officeooo:rsid="002ba85a" style:font-size-asian="12pt" style:font-weight-asian="bold" style:font-size-complex="12pt" style:font-weight-complex="bold"/>
    </style:style>
    <style:style style:name="T131" style:family="text">
      <style:text-properties style:font-name="Liberation Serif" fo:font-size="12pt" style:text-underline-style="solid" style:text-underline-width="auto" style:text-underline-color="font-color" fo:font-weight="bold" officeooo:rsid="00633337" style:font-size-asian="12pt" style:font-weight-asian="bold" style:font-size-complex="12pt" style:font-weight-complex="bold"/>
    </style:style>
    <style:style style:name="T132" style:family="text">
      <style:text-properties style:font-name="Liberation Serif" fo:font-size="12pt" style:text-underline-style="none" fo:font-weight="normal" style:font-size-asian="12pt" style:font-weight-asian="normal" style:font-size-complex="12pt" style:font-weight-complex="normal"/>
    </style:style>
    <style:style style:name="T133" style:family="text">
      <style:text-properties style:font-name="Liberation Serif" fo:font-size="12pt" style:text-underline-style="none" fo:font-weight="normal" officeooo:rsid="002e76da" style:font-size-asian="12pt" style:font-weight-asian="normal" style:font-size-complex="12pt" style:font-weight-complex="normal"/>
    </style:style>
    <style:style style:name="T134" style:family="text">
      <style:text-properties style:font-name="Liberation Serif" fo:font-size="12pt" style:text-underline-style="none" fo:font-weight="normal" officeooo:rsid="006292b8" style:font-size-asian="12pt" style:font-weight-asian="normal" style:font-size-complex="12pt" style:font-weight-complex="normal"/>
    </style:style>
    <style:style style:name="T135" style:family="text">
      <style:text-properties style:font-name="Liberation Serif" fo:font-size="12pt" style:text-underline-style="none" fo:font-weight="normal" officeooo:rsid="007294e8" style:font-size-asian="12pt" style:font-weight-asian="normal" style:font-size-complex="12pt" style:font-weight-complex="normal"/>
    </style:style>
    <style:style style:name="T136" style:family="text">
      <style:text-properties style:font-name="Liberation Serif" fo:font-size="12pt" style:text-underline-style="none" style:font-size-asian="12pt" style:font-size-complex="12pt"/>
    </style:style>
    <style:style style:name="T137" style:family="text">
      <style:text-properties style:font-name="Liberation Serif" fo:font-size="12pt" style:text-underline-style="none" officeooo:rsid="006292b8" style:font-size-asian="12pt" style:font-size-complex="12pt"/>
    </style:style>
    <style:style style:name="T138" style:family="text">
      <style:text-properties style:font-name="Liberation Serif" fo:font-size="12pt" style:text-underline-style="none" fo:font-weight="bold" officeooo:rsid="006292b8" style:font-size-asian="12pt" style:font-weight-asian="bold" style:font-size-complex="12pt" style:font-weight-complex="bold"/>
    </style:style>
    <style:style style:name="T139" style:family="text">
      <style:text-properties style:font-name="Liberation Serif" fo:font-size="12pt" style:text-underline-style="none" fo:font-weight="bold" officeooo:rsid="007294e8" style:font-size-asian="12pt" style:font-weight-asian="bold" style:font-size-complex="12pt" style:font-weight-complex="bold"/>
    </style:style>
    <style:style style:name="T140" style:family="text">
      <style:text-properties style:font-name="Liberation Serif" style:text-underline-style="none" fo:font-weight="normal" officeooo:rsid="002e76da" style:font-weight-asian="normal" style:font-weight-complex="normal"/>
    </style:style>
    <style:style style:name="T141" style:family="text">
      <style:text-properties style:font-name="Liberation Serif" style:text-underline-style="none" fo:font-weight="normal" officeooo:rsid="00329c56" style:font-weight-asian="normal" style:font-weight-complex="normal"/>
    </style:style>
    <style:style style:name="T142" style:family="text">
      <style:text-properties style:font-name="Liberation Serif" style:text-underline-style="none" fo:font-weight="normal" officeooo:rsid="003155f0" style:font-weight-asian="normal" style:font-weight-complex="normal"/>
    </style:style>
    <style:style style:name="T143" style:family="text">
      <style:text-properties style:font-name="Liberation Serif" style:text-underline-style="none" fo:font-weight="normal" officeooo:rsid="00526bcd" style:font-weight-asian="normal" style:font-weight-complex="normal"/>
    </style:style>
    <style:style style:name="T144" style:family="text">
      <style:text-properties style:font-name="Liberation Serif" style:text-underline-style="none" officeooo:rsid="003155f0"/>
    </style:style>
    <style:style style:name="T145" style:family="text">
      <style:text-properties style:font-name="Liberation Serif" style:text-underline-style="none" officeooo:rsid="004fc130"/>
    </style:style>
    <style:style style:name="T146" style:family="text">
      <style:text-properties style:font-name="Liberation Serif" fo:font-weight="bold" officeooo:rsid="002ba85a" style:font-weight-asian="bold" style:font-weight-complex="bold"/>
    </style:style>
    <style:style style:name="T147" style:family="text">
      <style:text-properties style:font-name="Liberation Serif" fo:font-weight="bold" officeooo:rsid="005098e5" style:font-weight-asian="bold" style:font-weight-complex="bold"/>
    </style:style>
    <style:style style:name="T148" style:family="text">
      <style:text-properties style:font-name="Liberation Serif" fo:font-weight="bold" officeooo:rsid="002bb384" style:font-weight-asian="bold" style:font-weight-complex="bold"/>
    </style:style>
    <style:style style:name="T149" style:family="text">
      <style:text-properties fo:font-size="14pt" style:text-underline-style="solid" style:text-underline-width="auto" style:text-underline-color="font-color" fo:font-weight="bold" officeooo:rsid="00242c82" style:font-size-asian="14pt" style:font-weight-asian="bold" style:font-size-complex="14pt" style:font-weight-complex="bold"/>
    </style:style>
    <style:style style:name="T150" style:family="text">
      <style:text-properties fo:font-size="14pt" style:text-underline-style="solid" style:text-underline-width="auto" style:text-underline-color="font-color" fo:font-weight="bold" officeooo:rsid="003432ce" style:font-size-asian="14pt" style:font-weight-asian="bold" style:font-size-complex="14pt" style:font-weight-complex="bold"/>
    </style:style>
    <style:style style:name="T151" style:family="text">
      <style:text-properties fo:font-size="14pt" style:text-underline-style="solid" style:text-underline-width="auto" style:text-underline-color="font-color" fo:font-weight="bold" officeooo:rsid="0082970c" style:font-size-asian="14pt" style:font-weight-asian="bold" style:font-size-complex="14pt" style:font-weight-complex="bold"/>
    </style:style>
    <style:style style:name="T152" style:family="text">
      <style:text-properties fo:font-size="14pt" style:text-underline-style="solid" style:text-underline-width="auto" style:text-underline-color="font-color" fo:font-weight="bold" officeooo:rsid="0086452a" style:font-size-asian="14pt" style:font-weight-asian="bold" style:font-size-complex="14pt" style:font-weight-complex="bold"/>
    </style:style>
    <style:style style:name="T153" style:family="text">
      <style:text-properties fo:font-size="14pt" style:text-underline-style="solid" style:text-underline-width="auto" style:text-underline-color="font-color" fo:font-weight="bold" officeooo:rsid="00866cbc" style:font-size-asian="14pt" style:font-weight-asian="bold" style:font-size-complex="14pt" style:font-weight-complex="bold"/>
    </style:style>
    <style:style style:name="T154" style:family="text">
      <style:text-properties fo:font-size="14pt" officeooo:rsid="0038beaa" style:font-size-asian="12.25pt" style:font-size-complex="14pt"/>
    </style:style>
    <style:style style:name="T155" style:family="text">
      <style:text-properties fo:font-size="14pt" officeooo:rsid="003c2c3f" style:font-size-asian="12.25pt" style:font-size-complex="14pt"/>
    </style:style>
    <style:style style:name="T156" style:family="text">
      <style:text-properties fo:font-size="14pt" officeooo:rsid="003d150f" style:font-size-asian="12.25pt" style:font-size-complex="14pt"/>
    </style:style>
    <style:style style:name="T157" style:family="text">
      <style:text-properties fo:font-size="14pt" officeooo:rsid="0041ca34" style:font-size-asian="12.25pt" style:font-size-complex="14pt"/>
    </style:style>
    <style:style style:name="T158" style:family="text">
      <style:text-properties fo:font-size="14pt" officeooo:rsid="0041e775" style:font-size-asian="12.25pt" style:font-size-complex="14pt"/>
    </style:style>
    <style:style style:name="T159" style:family="text">
      <style:text-properties fo:font-size="14pt" officeooo:rsid="00429d78" style:font-size-asian="12.25pt" style:font-size-complex="14pt"/>
    </style:style>
    <style:style style:name="T160" style:family="text">
      <style:text-properties fo:font-size="14pt" officeooo:rsid="0056d152" style:font-size-asian="12.25pt" style:font-size-complex="14pt"/>
    </style:style>
    <style:style style:name="T161" style:family="text">
      <style:text-properties fo:font-size="14pt" style:text-underline-style="none" fo:font-weight="bold" officeooo:rsid="00242c82" style:font-size-asian="14pt" style:font-weight-asian="bold" style:font-size-complex="14pt" style:font-weight-complex="bold"/>
    </style:style>
    <style:style style:name="T162" style:family="text">
      <style:text-properties fo:font-size="14pt" style:text-underline-style="none" fo:font-weight="bold" officeooo:rsid="003432ce" style:font-size-asian="14pt" style:font-weight-asian="bold" style:font-size-complex="14pt" style:font-weight-complex="bold"/>
    </style:style>
    <style:style style:name="T163" style:family="text">
      <style:text-properties fo:font-size="14pt" style:text-underline-style="none" fo:font-weight="bold" officeooo:rsid="0038beaa" style:font-size-asian="14pt" style:font-weight-asian="bold" style:font-size-complex="14pt" style:font-weight-complex="bold"/>
    </style:style>
    <style:style style:name="T164" style:family="text">
      <style:text-properties fo:font-size="14pt" style:text-underline-style="none" officeooo:rsid="0038beaa" style:font-size-asian="12.25pt" style:font-size-complex="14pt"/>
    </style:style>
    <style:style style:name="T165" style:family="text">
      <style:text-properties fo:font-size="14pt" style:text-underline-style="none" officeooo:rsid="003c2c3f" style:font-size-asian="12.25pt" style:font-size-complex="14pt"/>
    </style:style>
    <style:style style:name="T166" style:family="text">
      <style:text-properties fo:font-size="14pt" style:text-underline-style="none" officeooo:rsid="0041ca34" style:font-size-asian="12.25pt" style:font-size-complex="14pt"/>
    </style:style>
    <style:style style:name="T167" style:family="text">
      <style:text-properties fo:font-size="14pt" style:text-underline-style="none" officeooo:rsid="0041e775" style:font-size-asian="12.25pt" style:font-size-complex="14pt"/>
    </style:style>
    <style:style style:name="T168" style:family="text">
      <style:text-properties fo:font-size="14pt" style:text-underline-style="none" officeooo:rsid="00429d78" style:font-size-asian="12.25pt" style:font-size-complex="14pt"/>
    </style:style>
    <style:style style:name="T169" style:family="text">
      <style:text-properties fo:font-size="14pt" style:text-underline-style="none" fo:font-weight="normal" officeooo:rsid="0036c276" style:font-size-asian="12.25pt" style:font-weight-asian="normal" style:font-size-complex="14pt" style:font-weight-complex="normal"/>
    </style:style>
    <style:style style:name="T170" style:family="text">
      <style:text-properties fo:font-size="14pt" style:text-underline-style="none" fo:font-weight="normal" officeooo:rsid="0040c1b1" style:font-size-asian="12.25pt" style:font-weight-asian="normal" style:font-size-complex="14pt" style:font-weight-complex="normal"/>
    </style:style>
    <style:style style:name="T171" style:family="text">
      <style:text-properties fo:font-size="14pt" style:text-underline-style="none" officeooo:rsid="004dd890" style:font-size-asian="14pt" style:font-size-complex="14pt"/>
    </style:style>
    <style:style style:name="T172" style:family="text">
      <style:text-properties fo:font-size="14pt" style:text-underline-style="none" officeooo:rsid="002a164a" style:font-size-asian="14pt" style:font-size-complex="14pt"/>
    </style:style>
    <style:style style:name="T173" style:family="text">
      <style:text-properties fo:font-size="14pt" style:text-underline-style="none" officeooo:rsid="0041ca34" style:font-size-asian="14pt" style:font-size-complex="14pt"/>
    </style:style>
    <style:style style:name="T174" style:family="text">
      <style:text-properties fo:font-size="14pt" style:text-underline-style="none" officeooo:rsid="004fc130" style:font-size-asian="14pt" style:font-size-complex="14pt"/>
    </style:style>
    <style:style style:name="T175" style:family="text">
      <style:text-properties fo:font-size="14pt" style:text-underline-style="none" officeooo:rsid="005724f1" style:font-size-asian="14pt" style:font-size-complex="14pt"/>
    </style:style>
    <style:style style:name="T176" style:family="text">
      <style:text-properties fo:font-size="14pt" fo:font-weight="bold" officeooo:rsid="003432ce" style:font-size-asian="14pt" style:font-weight-asian="bold" style:font-size-complex="14pt" style:font-weight-complex="bold"/>
    </style:style>
    <style:style style:name="T177" style:family="text">
      <style:text-properties fo:font-size="14pt" fo:font-weight="bold" officeooo:rsid="00824d11" style:font-size-asian="14pt" style:font-weight-asian="bold" style:font-size-complex="14pt" style:font-weight-complex="bold"/>
    </style:style>
    <style:style style:name="T178" style:family="text">
      <style:text-properties fo:font-size="14pt" fo:font-weight="bold" officeooo:rsid="00866cbc" style:font-size-asian="14pt" style:font-weight-asian="bold" style:font-size-complex="14pt" style:font-weight-complex="bold"/>
    </style:style>
    <style:style style:name="T179" style:family="text">
      <style:text-properties fo:font-weight="bold" officeooo:rsid="002a164a" style:font-weight-asian="bold" style:font-weight-complex="bold"/>
    </style:style>
    <style:style style:name="T180" style:family="text">
      <style:text-properties fo:font-weight="bold" officeooo:rsid="005098e5" style:font-weight-asian="bold" style:font-weight-complex="bold"/>
    </style:style>
    <style:style style:name="T181" style:family="text">
      <style:text-properties officeooo:rsid="00429d78"/>
    </style:style>
    <style:style style:name="T182" style:family="text">
      <style:text-properties fo:font-weight="normal" style:font-weight-asian="normal" style:font-weight-complex="normal"/>
    </style:style>
    <style:style style:name="T183" style:family="text">
      <style:text-properties fo:font-weight="normal" officeooo:rsid="00526bcd" style:font-weight-asian="normal" style:font-weight-complex="normal"/>
    </style:style>
    <style:style style:name="T184" style:family="text">
      <style:text-properties fo:font-weight="normal" officeooo:rsid="0060c588" style:font-weight-asian="normal" style:font-weight-complex="normal"/>
    </style:style>
    <style:style style:name="T185" style:family="text">
      <style:text-properties fo:font-weight="normal" style:font-size-asian="12pt" style:font-weight-asian="normal" style:font-weight-complex="normal"/>
    </style:style>
    <style:style style:name="T186" style:family="text">
      <style:text-properties fo:font-weight="normal" officeooo:rsid="005f5395" style:font-size-asian="12pt" style:font-weight-asian="normal" style:font-weight-complex="normal"/>
    </style:style>
    <style:style style:name="T187" style:family="text">
      <style:text-properties fo:font-weight="normal" officeooo:rsid="0060c588" style:font-size-asian="12pt" style:font-weight-asian="normal" style:font-weight-complex="normal"/>
    </style:style>
    <style:style style:name="T188" style:family="text">
      <style:text-properties fo:font-weight="normal" officeooo:rsid="00714d32" style:font-size-asian="12pt" style:font-weight-asian="normal" style:font-weight-complex="normal"/>
    </style:style>
    <style:style style:name="T189" style:family="text">
      <style:text-properties fo:font-weight="normal" officeooo:rsid="0071f6ec" style:font-size-asian="12pt" style:font-weight-asian="normal" style:font-weight-complex="normal"/>
    </style:style>
    <style:style style:name="T190" style:family="text">
      <style:text-properties fo:font-weight="normal" officeooo:rsid="0074006d" style:font-size-asian="12pt" style:font-weight-asian="normal" style:font-weight-complex="normal"/>
    </style:style>
    <style:style style:name="T191" style:family="text">
      <style:text-properties fo:font-weight="normal" officeooo:rsid="0057d49b" style:font-size-asian="12pt" style:font-weight-asian="normal" style:font-weight-complex="normal"/>
    </style:style>
    <style:style style:name="T192" style:family="text">
      <style:text-properties fo:font-weight="normal" style:font-size-asian="10.5pt" style:font-weight-asian="normal" style:font-weight-complex="normal"/>
    </style:style>
    <style:style style:name="T193" style:family="text">
      <style:text-properties style:font-size-asian="12pt"/>
    </style:style>
    <style:style style:name="T194" style:family="text">
      <style:text-properties officeooo:rsid="0071f6ec" style:font-size-asian="12pt"/>
    </style:style>
    <style:style style:name="T195" style:family="text">
      <style:text-properties officeooo:rsid="0074006d" style:font-size-asian="12pt"/>
    </style:style>
    <style:style style:name="T196" style:family="text">
      <style:text-properties officeooo:rsid="0057d49b" style:font-size-asian="12pt"/>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fo:font-weight="bold" officeooo:rsid="005724f1" style:font-weight-asian="bold" style:font-weight-complex="bold"/>
    </style:style>
    <style:style style:name="T199" style:family="text">
      <style:text-properties style:text-underline-style="solid" style:text-underline-width="auto" style:text-underline-color="font-color" officeooo:rsid="0089aaa4"/>
    </style:style>
    <style:style style:name="T200" style:family="text">
      <style:text-properties style:font-name="Liberation Serif"/>
    </style:style>
    <style:style style:name="T201" style:family="text">
      <style:text-properties officeooo:rsid="00824d11"/>
    </style:style>
    <style:style style:name="T202" style:family="text">
      <style:text-properties style:font-size-asian="10.5pt"/>
    </style:style>
    <style:style style:name="T203" style:family="text">
      <style:text-properties officeooo:rsid="005724f1" style:font-size-asian="10.5pt"/>
    </style:style>
    <style:style style:name="T204" style:family="text">
      <style:text-properties fo:font-style="italic" style:text-underline-style="solid" style:text-underline-width="auto" style:text-underline-color="font-color" officeooo:rsid="0089aaa4" style:font-style-asian="italic" style:font-style-complex="italic"/>
    </style:style>
    <style:style style:name="T205" style:family="text">
      <style:text-properties officeooo:rsid="0089aa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Introducción</text:p>
      <text:p text:style-name="P13"><text:span text:style-name="T8"><text:tab/>0.1 </text:span><text:span text:style-name="T6">Justificación de la necesidad del proyecto</text:span></text:p>
      <text:p text:style-name="P139"/>
      <text:p text:style-name="P50"><text:bookmark text:name="docs-internal-guid-a73c4583-d961-e20e-0024-f167510910cd"/>Actualmente en los museos disponemos de varios servicios que nos permiten conocer y entender un poco más acerca de las exposiciones, como por ejemplo: las audio-guías, que son unos dispositivos de uso personal donde tienen toda la información almacenada sobre las obras y por la cual accedemos introduciendo números (indicados en la parte inferior de cada obra explicada). Otro ejemplo sería un guía turístico, que se trata de una persona que nos acompaña en el recorrido relatando toda la información que conocer acerca de las obras. Normalmente se contrata para un grupo grande.</text:p>
      <text:p text:style-name="P52"/>
      <text:p text:style-name="P53">Después de analizar estos sistemas existentes y otros en el estado del arte, viendo así cuales son las ventajas y desventajas de cada uno de ellos, hemos llegado a la conclusión que estos sistemas podrían mejorarse para así ofrecer a los visitantes del museo un nuevo sistema donde pueda aprovechar al máximo su visita.</text:p>
      <text:p text:style-name="P52"/>
      <text:p text:style-name="P53">Este nuevo sistema se basa en una aplicación que funciona mediante unos dispositivos llamados iBeacons. Aportaría mejoras respecto a los otros sistemas ya que sería mucho más personal, más dinámico, el usuario sería quien decide que información escuchar a diferencia de una audioguía que te “obliga” a tener que escuchar toda una información que tal vez no es de tu interés, o los guías turísticos que a veces dependiendo de lo grande que sea el grupo puedes perderlo, o incluso puedes perderte algo importante que explique por encontrarse alejado de él.</text:p>
      <text:p text:style-name="P51"><text:span text:style-name="T200"/></text:p>
      <text:p text:style-name="P26"/>
      <text:p text:style-name="P12"><text:span text:style-name="T8"><text:tab/>0.2 </text:span><text:span text:style-name="T6">Objetivos principales que se quieren conseguir</text:span></text:p>
      <text:p text:style-name="P27"/>
      <text:p text:style-name="P18"><text:span text:style-name="T10">Los </text:span><text:span text:style-name="T11">objetivos principales que quieren conseguirse con la implantación del nuevo sistema son:</text:span></text:p>
      <text:p text:style-name="P44"/>
      <text:p text:style-name="P41"><text:span text:style-name="T101">-</text:span><text:span text:style-name="T98"> </text:span><text:span text:style-name="T59">Los visitantes pueden acceder a la información ampliada de una obra.</text:span></text:p>
      <text:p text:style-name="P48"><text:span text:style-name="T65">-</text:span><text:span text:style-name="T66"> </text:span><text:bookmark text:name="docs-internal-guid-06982cc4-be7d-af9c-797a-3c96e5d465c9"/><text:span text:style-name="T66">Los visitantes </text:span><text:span text:style-name="T67">pueden</text:span><text:span text:style-name="T66"> acceder al sistema desde cualquier dispositivo independientemente de la plataforma.</text:span><text:span text:style-name="T121"><text:line-break/></text:span><text:span text:style-name="T74">-</text:span><text:span text:style-name="T122"> </text:span><text:bookmark text:name="docs-internal-guid-06982cc4-be83-2e57-bc55-7b145a2944bc"/><text:span text:style-name="T64">El experto puede modificar la información de las obras contenida en el sistema.</text:span></text:p>
      <text:p text:style-name="P40"><text:span text:style-name="T81">-</text:span><text:span text:style-name="T140"> </text:span><text:span text:style-name="T141">El experto</text:span></text:p>
      <text:p text:style-name="P19"><text:span text:style-name="T24">-</text:span><text:span text:style-name="T13"> El director</text:span></text:p>
      <text:p text:style-name="P19"><text:span text:style-name="T24">- </text:span><text:span text:style-name="T13">El director</text:span></text:p>
      <text:p text:style-name="P28"/>
      <text:p text:style-name="P28"/>
      <text:p text:style-name="P12"><text:span text:style-name="T8"><text:tab/>0.3 </text:span><text:span text:style-name="T1">Descripción del sistema</text:span></text:p>
      <text:p text:style-name="P5"/>
      <text:p text:style-name="P1"><text:span text:style-name="T1">La implantación del nuevo sistema pretende mejorar la experiencia de los visitantes a los museos sustituyendo los mecanismos que hay actualmente disponibles para llevar a cabo las visitas a los mismos (audio-gías, guías, sistemas de audio, etc...) por un sistema basado en la tecnología de los Beacons.</text:span></text:p>
      <text:p text:style-name="P6"/>
      <text:p text:style-name="P1"><text:span text:style-name="T2">Los Beacons son unos dispositivos de tamaño muy reducido (tamaño de una moneda) que emiten una misma señal, un código, periódicamente en función de las necesidades del desarrollador del sistema. </text:span></text:p>
      <text:p text:style-name="P1"><text:span text:style-name="T2">Estas señales pueden ser interceptadas vía bluetooth por distintos dispositivos, lo que supone una </text:span><text:soft-page-break/><text:span text:style-name="T2">ventaja respecto a otras tecnologías similares (GPS) puesto que no se tiene una dependencia de internet (cobertura, precios, etc...) para su funcionamiento. Por lo tanto se consume considerablemente menos batería (crucial en dispositivos móviles). Otra ventaja sustancial es que desaparecen los problemas de localicación en espacios interiores.</text:span></text:p>
      <text:p text:style-name="P7"/>
      <text:p text:style-name="P2"><text:span text:style-name="T3">Por lo tanto, nuestro objetivo es desarrollar una aplicación para los dispositivos móviles, que intercepte las señales de los Beacons para poder utilizarlos a nuestro favor. </text:span></text:p>
      <text:p text:style-name="P8">Un ejemplo de ello sería situar estratégicamente un Beacon junto a cada obra de arte para que, cuando el usuario se acercase, su dispositivo recibiese el código asociado a la misma y éste mostrase la información y el contenido referente a la obra en cuestión.</text:p>
      <text:p text:style-name="P2"><text:span text:style-name="T3">Otro ejemplo sería que los encargados del museo podrían tener acceso a todo tipo de información y estadísticas acerca de las obras más visitadas, los recorridos más frecuentes, etc... Y esta información podrían usarla para configurar la disposición de las obras en el museo en función de sus prioridades (recorridos amigables, facilidad de acceso para discapacitados, cercanía de servicios, etc...).</text:span></text:p>
      <text:p text:style-name="P8"/>
      <text:p text:style-name="P3"><text:span text:style-name="T4">La principal diferencia respecto a otros sistemas parecidos es que, con los Beacons, sería el sistema el que iniciaría la interacción con el usuario y éste únicamente debería responder en el caso de querer obtener más información sobre la obra frente a la que se hallase. Por lo tanto, el sistema podría ofrecer información extra relacionada con la obra, recomendar otras del mismo estilo o autor, etc... en formato multimedia (audible, visual o audio-visual) según las preferencias del usuario.</text:span></text:p>
      <text:p text:style-name="P9"/>
      <text:p text:style-name="P4"><text:span text:style-name="T5">Precisamente por este último punto, el museo debería ofrecer una red wifi para que los usuarios pudiesen disponer de toda la información necesaria sin tener que almacenar los datos en sus respectivos dispositivos. De no ser así, además de poder extinguir la memoria libre del dispositivo del usuario, cada vez que fuese necesario actualizar la información de la aplicación (con cada cambio de exposición), sería necesario volver a descargar la aplicación entera, y este es un paso muy pesado para los usuarios.</text:span></text:p>
      <text:p text:style-name="P10"/>
      <text:p text:style-name="P8"/>
      <text:p text:style-name="P2"><text:span text:style-name="T3"><text:tab/></text:span><text:span text:style-name="T161">0.4 </text:span><text:span text:style-name="T149">Justificación de los objetivos</text:span></text:p>
      <text:p text:style-name="P8"/>
      <text:p text:style-name="P11">Cristian debe rellenar este apartado</text:p>
      <text:p text:style-name="P11"/>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1. Guías del proyecto</text:p>
      <text:p text:style-name="P29"/>
      <text:p text:style-name="P20"><text:span text:style-name="T14">En este proyecto hemos tenido en cuenta un conjunto de partes interesadas. No obstante, únicamente interactúan directamente con el sistema los visitantes del museo, el experto que introduce la información en el sistema, el director del museo, el dependiente de la tienda y el agente comercial. </text:span><text:span text:style-name="T15">Por este motivo, éstas son las consideradas partes críticas del sistema.</text:span></text:p>
      <text:p text:style-name="P30"/>
      <text:p text:style-name="P31"/>
      <text:p text:style-name="P20"><text:span text:style-name="T169"><text:tab/></text:span><text:span text:style-name="T164">1.1 </text:span><text:span text:style-name="T154">Partes interesadas</text:span></text:p>
      <text:p text:style-name="P20"><text:span text:style-name="T164"><text:tab/><text:tab/></text:span><text:span text:style-name="T165">1.1.1 </text:span><text:span text:style-name="T155">El promotor: </text:span><text:span text:style-name="T160">El equipo de desarrollo</text:span></text:p>
      <text:p text:style-name="P31"/>
      <text:p text:style-name="P21"><text:span text:style-name="T17">El </text:span><text:span text:style-name="T29">equipo de desarrollo</text:span><text:span text:style-name="T17"> es el que dirige y tiene la última palabra en las decisiones que se toman en el </text:span><text:span text:style-name="T29">proyecto</text:span><text:span text:style-name="T17">. Por lo tanto, será una parte imprescindible puesto que, si éste no lo acepta, no </text:span><text:span text:style-name="T29">se </text:span><text:span text:style-name="T17"><text:s/>implantará</text:span><text:span text:style-name="T16"> </text:span><text:span text:style-name="T18">nuestro sistema en el mismo.</text:span></text:p>
      <text:p text:style-name="P22"><text:span text:style-name="T19">En nuestro contexto, </text:span><text:span text:style-name="T20">puesto que tenemos como requisito que el sistema tenga una inversión inicial igual a cero por parte del museo, no tendremos inversores.</text:span><text:span text:style-name="T19"> </text:span><text:span text:style-name="T20">Por lo tanto, será lo más parecido a un importante inversor en nuestro sistema y lo consideraremos como tal.</text:span></text:p>
      <text:p text:style-name="P32"/>
      <text:p text:style-name="P32"/>
      <text:p text:style-name="P22"><text:span text:style-name="T170"><text:tab/><text:tab/></text:span><text:span text:style-name="T166">1.1.2 </text:span><text:span text:style-name="T157">El cliente: Visitante del museo</text:span></text:p>
      <text:p text:style-name="P33"/>
      <text:p text:style-name="P34">Los</text:p>
      <text:p text:style-name="P34"/>
      <text:p text:style-name="P34"/>
      <text:p text:style-name="P22"><text:span text:style-name="T21"><text:tab/><text:tab/></text:span><text:span text:style-name="T168">1.1.3. </text:span><text:span text:style-name="T159">Participantes del proyecto</text:span></text:p>
      <text:p text:style-name="P34"/>
      <text:p text:style-name="P23"><text:span text:style-name="T42">C</text:span><text:span text:style-name="T44">o</text:span><text:span text:style-name="T42">ordinador del proyecto: </text:span><text:span text:style-name="T43">Gabriel Carrillo</text:span></text:p>
      <text:p text:style-name="P24"><text:span text:style-name="T22">El coordinador se asegura de que la reunión tenga un orden del día conocido por todos los asistentes antes de dar comienzo la reunión. </text:span><text:span text:style-name="T23">También se encarga de guiar las reuniones y de distribuir el trabajo lo más equitativamente posible entre los miembros del equipo.</text:span></text:p>
      <text:p text:style-name="P35"/>
      <text:p text:style-name="P23"><text:span text:style-name="T42">Secretaria del proyecto: </text:span><text:span text:style-name="T43">Susan He</text:span><text:span text:style-name="T45">nriqu</text:span><text:span text:style-name="T43">ez</text:span></text:p>
      <text:p text:style-name="P36">La secretaria toma nota de los acuerdos de la reunión, redacta el acta y la publica en el Google Drive del equipo.</text:p>
      <text:p text:style-name="P37"/>
      <text:p text:style-name="P39">Ingenieros de software:</text:p>
      <text:p text:style-name="P37"/>
      <text:p text:style-name="P37"/>
      <text:p text:style-name="P37"/>
      <text:p text:style-name="P22"><text:span text:style-name="T21"><text:tab/><text:tab/></text:span><text:span text:style-name="T167">1.1.</text:span><text:span text:style-name="T168">4</text:span><text:span text:style-name="T167">. </text:span><text:span text:style-name="T158">Otras partes interesadas</text:span></text:p>
      <text:p text:style-name="P34"/>
      <text:p text:style-name="P115"><text:span text:style-name="T156">El director del museo</text:span></text:p>
      <text:p text:style-name="P38">Las</text:p>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text:soft-page-break/><text:tab/><text:span text:style-name="T162">1.</text:span><text:span text:style-name="T163">2</text:span><text:span text:style-name="T162"> </text:span><text:span text:style-name="T150">Objetivos del proyecto</text:span></text:p>
      <text:p text:style-name="P8"/>
      <text:p text:style-name="P45"><text:span text:style-name="T46"><text:tab/></text:span><text:span text:style-name="T171">1.2.1</text:span><text:span text:style-name="T172"><text:tab/></text:span><text:span text:style-name="T171">El promotor:</text:span><text:span text:style-name="T172"> </text:span><text:span text:style-name="T175">equipo de desarrollo</text:span></text:p>
      <text:p text:style-name="P54"/>
      <text:p text:style-name="P74">OBJETIVOS</text:p>
      <text:p text:style-name="P25"><text:span text:style-name="T41">Obj-</text:span><text:span text:style-name="T47">1</text:span><text:span text:style-name="T41">:</text:span><text:span text:style-name="T13"> </text:span><text:span text:style-name="T37">Recuperar la inversión del desarrollo en un periodo de 1 año.</text:span></text:p>
      <text:p text:style-name="P69"/>
      <text:p text:style-name="P69"/>
      <text:p text:style-name="P47"><text:span text:style-name="T48"><text:tab/></text:span><text:span text:style-name="T173">1.</text:span><text:span text:style-name="T174">2.</text:span><text:span text:style-name="T173">2<text:tab/>El cliente: Visitante del museo</text:span></text:p>
      <text:p text:style-name="P55"/>
      <text:p text:style-name="P74">OBJETIVOS</text:p>
      <text:p text:style-name="P43"><text:span text:style-name="T108">Obj-</text:span><text:span text:style-name="T109">1</text:span><text:span text:style-name="T105">:</text:span><text:span text:style-name="T98"> </text:span><text:span text:style-name="T99">A</text:span><text:span text:style-name="T59">cceder a la información ampliada de una obra.</text:span></text:p>
      <text:p text:style-name="P42"><text:span text:style-name="T82">Obj</text:span><text:span text:style-name="T61">-</text:span><text:span text:style-name="T63">2</text:span><text:span text:style-name="T62">:</text:span><text:span text:style-name="T59"> </text:span><text:span text:style-name="T60">A</text:span><text:span text:style-name="T59">cceder al sistema desde cualquier dispositivo independientemente de la plataforma.</text:span></text:p>
      <text:p text:style-name="P133"><text:span text:style-name="T123">Obj</text:span><text:span text:style-name="T72">-</text:span><text:span text:style-name="T75">3</text:span><text:span text:style-name="T73">:</text:span><text:span text:style-name="T112"> </text:span><text:span text:style-name="T113">Disponer de la ruta, de las obras </text:span><text:span text:style-name="T114">del museo,</text:span><text:span text:style-name="T113"> con menos densidad de visitantes en un momento dado. </text:span></text:p>
      <text:p text:style-name="P133"><text:span text:style-name="T116">Obj-4:</text:span><text:span text:style-name="T118"> Disponer de la ruta, de las obras escogidas, con menos densidad de visitantes en un momento dado.</text:span></text:p>
      <text:p text:style-name="P59"><text:span text:style-name="T193">Obj-</text:span><text:span text:style-name="T195">5</text:span><text:span text:style-name="T193">:</text:span><text:span text:style-name="T185"> Disponer del tiempo medio que los visitantes hayan estado frente a cada obra.</text:span></text:p>
      <text:p text:style-name="P64"><text:span text:style-name="T193">Obj-</text:span><text:span text:style-name="T195">6</text:span><text:span text:style-name="T193">:</text:span><text:span text:style-name="T185"> </text:span><text:span text:style-name="T186">Disponer de una versión premium de la aplicación, más económica que los ofrecidos por los sistemas precedentes.</text:span></text:p>
      <text:p text:style-name="P64"><text:span text:style-name="T196">Obj-</text:span><text:span text:style-name="T195">7</text:span><text:span text:style-name="T196">:</text:span><text:span text:style-name="T191"> </text:span><text:span text:style-name="T187">Disponer de la información de las exposiciones visitadas, una vez fuera del museo.</text:span></text:p>
      <text:p text:style-name="P64"><text:span text:style-name="T193">Obj-</text:span><text:span text:style-name="T195">8</text:span><text:span text:style-name="T193">:</text:span><text:span text:style-name="T185"> </text:span><text:span text:style-name="T188">Obtener información de las exposiciones disponibles en el museo</text:span></text:p>
      <text:p text:style-name="P64"><text:span text:style-name="T193">Obj-</text:span><text:span text:style-name="T195">9</text:span><text:span text:style-name="T193">:</text:span><text:span text:style-name="T185"> </text:span><text:span text:style-name="T189">Obtener información de las promociones actuales del museo.</text:span></text:p>
      <text:p text:style-name="P120"><text:span text:style-name="T114">O</text:span><text:span text:style-name="T111">bj-</text:span><text:span text:style-name="T115">10</text:span><text:span text:style-name="T111">:</text:span><text:span text:style-name="T117"> Modificar una ruta obtenida.</text:span></text:p>
      <text:p text:style-name="P119"><text:span text:style-name="T111">Obj-</text:span><text:span text:style-name="T115">11</text:span><text:span text:style-name="T111">:</text:span><text:span text:style-name="T117"> Modificar las obras escogidas.</text:span></text:p>
      <text:p text:style-name="P123"><text:span text:style-name="T111">Obj-</text:span><text:span text:style-name="T115">12</text:span><text:span text:style-name="T111">:</text:span><text:span text:style-name="T117"> Ser avisado de la llegada de grupos a la sala en la que se hallen.</text:span></text:p>
      <text:p text:style-name="P56"><text:span text:style-name="T193">Obj-</text:span><text:span text:style-name="T195">13</text:span><text:span text:style-name="T193">:</text:span><text:span text:style-name="T185"> Ser avisado de la llegada de grupos a la sala, de la ruta, a la que les toque dirigirse.</text:span></text:p>
      <text:p text:style-name="P58"><text:span text:style-name="T193">Obj-</text:span><text:span text:style-name="T195">14</text:span><text:span text:style-name="T193">:</text:span><text:span text:style-name="T185"> Escoger el ritmo al que se desplaza.</text:span></text:p>
      <text:p text:style-name="P62"><text:span text:style-name="T193">Obj-1</text:span><text:span text:style-name="T195">5</text:span><text:span text:style-name="T193">:</text:span><text:span text:style-name="T185"> </text:span><text:span text:style-name="T187">Ver el funcionamiento de la aplicación mediante un tutorial.</text:span></text:p>
      <text:p text:style-name="P63"><text:span text:style-name="T193">Obj-1</text:span><text:span text:style-name="T195">6</text:span><text:span text:style-name="T193">:</text:span><text:span text:style-name="T185"> </text:span><text:span text:style-name="T189">Poder utilizar la aplicación como audio-guía.</text:span></text:p>
      <text:p text:style-name="P63"><text:span text:style-name="T193">Obj-1</text:span><text:span text:style-name="T194">7</text:span><text:span text:style-name="T193">:</text:span><text:span text:style-name="T185"> </text:span><text:span text:style-name="T190">Evitar las colas que se producen en la tienda del museo.</text:span></text:p>
      <text:p text:style-name="P70"/>
      <text:p text:style-name="P78">REQUISITOS:</text:p>
      <text:p text:style-name="P46"><text:span text:style-name="T49">Req-1: </text:span><text:span text:style-name="T28">El sistema permite ampliar la información de una obra.</text:span></text:p>
      <text:p text:style-name="P89"><text:span text:style-name="T52">Req-</text:span><text:span text:style-name="T56">2</text:span><text:span text:style-name="T52">:</text:span><text:span text:style-name="T28"> </text:span><text:span text:style-name="T34">El sistema permite cambiar de versión free a premium.</text:span></text:p>
      <text:p text:style-name="P85"><text:span text:style-name="T52">R</text:span><text:span text:style-name="T7">eq-</text:span><text:span text:style-name="T56">3</text:span><text:span text:style-name="T7">:</text:span><text:span text:style-name="T9"> El sistema funciona desde cualquier plataforma.</text:span></text:p>
      <text:p text:style-name="P86"><text:span text:style-name="T7">Req-</text:span><text:span text:style-name="T56">4</text:span><text:span text:style-name="T7">:</text:span><text:span text:style-name="T9"> El sistema calcula las rutas con menos visitantes.</text:span></text:p>
      <text:p text:style-name="P87"><text:span text:style-name="T7">Req-</text:span><text:span text:style-name="T56">5</text:span><text:span text:style-name="T7">:</text:span><text:span text:style-name="T9"> El sistema </text:span><text:span text:style-name="T31">notifica la llegada de grupos</text:span><text:span text:style-name="T9">.</text:span></text:p>
      <text:p text:style-name="P88"><text:span text:style-name="T7">Req-</text:span><text:span text:style-name="T56">6</text:span><text:span text:style-name="T7">:</text:span><text:span text:style-name="T9"> El sistema calcula el tiempo que cada usuario se encuentra frente a cada obra.</text:span></text:p>
      <text:p text:style-name="P88"><text:span text:style-name="T7">Req-</text:span><text:span text:style-name="T56">7</text:span><text:span text:style-name="T53">:</text:span><text:span text:style-name="T33"> El sistema muestra anuncios cada cierto tiempo.</text:span></text:p>
      <text:p text:style-name="P72"/>
      <text:p text:style-name="P70"/>
      <text:p text:style-name="P14"><text:span text:style-name="T181"><text:tab/>1.2.3.<text:tab/>Participantes del proyecto</text:span></text:p>
      <text:p text:style-name="P55"/>
      <text:p text:style-name="P74">OBJETIVOS</text:p>
      <text:p text:style-name="P43"><text:span text:style-name="T108">Obj-</text:span><text:span text:style-name="T109">1</text:span><text:span text:style-name="T105">:</text:span><text:span text:style-name="T98"> </text:span><text:span text:style-name="T86">Desarrollar un sistema que cumpla los requisitos de las partes interesadas críticas</text:span></text:p>
      <text:p text:style-name="P49"><text:span text:style-name="T73">Obj</text:span><text:span text:style-name="T69">-</text:span><text:span text:style-name="T70">2</text:span><text:span text:style-name="T71">:</text:span><text:span text:style-name="T66"> </text:span><text:span text:style-name="T68">Obtener un beneficio económico a partir del desarrollo del proyecto.</text:span></text:p>
      <text:p text:style-name="P70"/>
      <text:p text:style-name="P78">REQUISITOS:</text:p>
      <text:p text:style-name="P46"><text:span text:style-name="T49">Req-1: </text:span><text:span text:style-name="T30">Disponer de los medios necesarios para desarrollar el sistema</text:span></text:p>
      <text:p text:style-name="P70"/>
      <text:p text:style-name="P112"/>
      <text:p text:style-name="P15"><text:soft-page-break/><text:span text:style-name="T179"><text:tab/></text:span><text:span text:style-name="T180">1.2.4. Otras p</text:span><text:span text:style-name="T146">arte</text:span><text:span text:style-name="T147">s</text:span><text:span text:style-name="T146"> intere</text:span><text:span text:style-name="T148">s</text:span><text:span text:style-name="T146">ada</text:span><text:span text:style-name="T147">s</text:span><text:span text:style-name="T146">:</text:span></text:p>
      <text:p text:style-name="P91"/>
      <text:list xml:id="list2321680921499245636" text:style-name="L1">
        <text:list-item>
          <text:p text:style-name="P134"><text:span text:style-name="T198">Director del museo:</text:span></text:p>
        </text:list-item>
      </text:list>
      <text:p text:style-name="P130"/>
      <text:p text:style-name="P75">OBJETIVOS</text:p>
      <text:p text:style-name="P68"><text:span text:style-name="T183">c</text:span></text:p>
      <text:p text:style-name="P71"/>
      <text:p text:style-name="P79">REQUISITOS:</text:p>
      <text:p text:style-name="P81"><text:span text:style-name="T49">Req-1: </text:span><text:span text:style-name="T26">El sistema </text:span><text:span text:style-name="T27">p</text:span><text:span text:style-name="T26">ermit</text:span><text:span text:style-name="T27">e</text:span><text:span text:style-name="T26"> reducir </text:span><text:span text:style-name="T38">los </text:span><text:span text:style-name="T26">costes operativos del museo.</text:span></text:p>
      <text:p text:style-name="P81"><text:span text:style-name="T51">Req-2:</text:span><text:span text:style-name="T27"> El sistema permite gestionar la publicación de exposiciones</text:span></text:p>
      <text:p text:style-name="P81"><text:span text:style-name="T25"><text:s/></text:span></text:p>
      <text:p text:style-name="P81"><text:span text:style-name="T25"/></text:p>
      <text:list xml:id="list7903044968235781076" text:style-name="L2">
        <text:list-item>
          <text:p text:style-name="P135"><text:span text:style-name="T130">Experto que introduce la información</text:span><text:span text:style-name="T121"><text:line-break/></text:span></text:p>
        </text:list-item>
      </text:list>
      <text:p text:style-name="P74">OBJETIVOS</text:p>
      <text:p text:style-name="P49"><text:bookmark text:name="docs-internal-guid-06982cc4-be83-2e57-bc55-7b145a2944bc1"/><text:span text:style-name="T77">Obj-</text:span><text:span text:style-name="T78">1</text:span><text:span text:style-name="T73">:</text:span><text:span text:style-name="T79"> </text:span><text:span text:style-name="T80">M</text:span><text:span text:style-name="T64">odificar la información de las obras contenida en el sistema.</text:span></text:p>
      <text:p text:style-name="P95"><text:span text:style-name="T106">Obj</text:span><text:span text:style-name="T83">-</text:span><text:span text:style-name="T85">2</text:span><text:span text:style-name="T84">:</text:span><text:span text:style-name="T12"> </text:span><text:span text:style-name="T32">Introducir la información de un modo más rápido y sencillo respecto al sistema anterior.</text:span></text:p>
      <text:p text:style-name="P92"><text:span text:style-name="T55">O</text:span><text:span text:style-name="T7">bj-3:</text:span><text:span text:style-name="T9"> I</text:span><text:span text:style-name="T103">mportar información en forma de bases de datos, texto, imagen y hoja de cálculo</text:span><text:span text:style-name="T104">.</text:span></text:p>
      <text:p text:style-name="P92"><text:span text:style-name="T110">O</text:span><text:span text:style-name="T107">bj-4:</text:span><text:span text:style-name="T102"> </text:span><text:span text:style-name="T100">Ver el funcionamiento del </text:span><text:span text:style-name="T97">sistema</text:span><text:span text:style-name="T100"> mediante un tutorial.</text:span></text:p>
      <text:p text:style-name="P73"><text:span text:style-name="T107"/></text:p>
      <text:p text:style-name="P78">REQUISITOS:</text:p>
      <text:p text:style-name="P82"><text:span text:style-name="T49">Req-1: </text:span><text:span text:style-name="T30">El sistema </text:span><text:span text:style-name="T35">permite</text:span><text:span text:style-name="T30"> modificar su contenido.</text:span></text:p>
      <text:p text:style-name="P82"><text:span text:style-name="T49">Req-</text:span><text:span text:style-name="T54">2</text:span><text:span text:style-name="T49">: </text:span><text:span text:style-name="T30">El sistema </text:span><text:span text:style-name="T35">permite</text:span><text:span text:style-name="T30"> </text:span><text:span text:style-name="T35">gestionar las exposiciones</text:span><text:span text:style-name="T30">.</text:span></text:p>
      <text:p text:style-name="P82"><text:span text:style-name="T49">Req-</text:span><text:span text:style-name="T54">3</text:span><text:span text:style-name="T49">: </text:span><text:span text:style-name="T30">El sistema </text:span><text:span text:style-name="T35">permite gestionar las obras</text:span><text:span text:style-name="T30">.</text:span></text:p>
      <text:p text:style-name="P82"><text:span text:style-name="T25"/></text:p>
      <text:p text:style-name="P82"><text:span text:style-name="T25"><text:s/></text:span></text:p>
      <text:list xml:id="list233430993894745" text:continue-numbering="true" text:style-name="L2">
        <text:list-item>
          <text:p text:style-name="P136"><text:span text:style-name="T131">Dependiente de la tienda</text:span><text:span text:style-name="T121"><text:line-break/></text:span></text:p>
        </text:list-item>
      </text:list>
      <text:p text:style-name="P76">OBJETIVOS</text:p>
      <text:p text:style-name="P137"><text:span text:style-name="T123">Obj</text:span><text:span text:style-name="T72">-</text:span><text:span text:style-name="T76">1</text:span><text:span text:style-name="T73">:</text:span><text:span text:style-name="T133"> </text:span><text:span text:style-name="T134">Introducir la información de un modo más rápido y sencillo respecto al sistema anterior.</text:span></text:p>
      <text:p text:style-name="P126"><text:span text:style-name="T137">O</text:span><text:span text:style-name="T136">bj-2:</text:span><text:span text:style-name="T132"> Conseguir un incremento del 20% en la venta de artículos de merchandising en 3 meses desde la puesta en marcha del sistema.</text:span></text:p>
      <text:p text:style-name="P128"><text:span text:style-name="T136">Obj-3:</text:span><text:span text:style-name="T132"> Reducir en un 50% el número de artículos que están almacenados más de un mes.</text:span></text:p>
      <text:p text:style-name="P105"/>
      <text:p text:style-name="P104"/>
      <text:p text:style-name="P13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40"><text:soft-page-break/><text:span text:style-name="T201">5</text:span>. <text:span text:style-name="T201">Argumentos de satisfacción</text:span></text:p>
      <text:p text:style-name="P114"/>
      <text:p text:style-name="P90"><text:span text:style-name="T14">A </text:span><text:span text:style-name="T9">continuación </text:span><text:span text:style-name="T39">justificamos</text:span><text:span text:style-name="T9"> los argumentos de satisfacción de los objetivos de las partes interesadas definidos en el apartado 1.</text:span></text:p>
      <text:p text:style-name="P90"/>
      <text:p text:style-name="P90"><text:span text:style-name="T9"/></text:p>
      <text:p text:style-name="P107"><text:tab/><text:span text:style-name="T177">5.1</text:span><text:span text:style-name="T176"> </text:span><text:span text:style-name="T151">Argumentos de satisfacción de los visitantes</text:span><text:span text:style-name="T152"> del museo</text:span><text:span text:style-name="T151">:</text:span></text:p>
      <text:p text:style-name="P106"/>
      <text:p text:style-name="P98"><text:span text:style-name="T108">Obj-</text:span><text:span text:style-name="T109">1</text:span><text:span text:style-name="T105">:</text:span><text:span text:style-name="T98"> </text:span><text:span text:style-name="T99">A</text:span><text:span text:style-name="T59">cceder a la información ampliada de una obra.</text:span></text:p>
      <text:p text:style-name="P101"><text:tab/><text:span text:style-name="T204">Premisas</text:span><text:span text:style-name="T205">:</text:span></text:p>
      <text:p text:style-name="P103"/>
      <text:p text:style-name="P101"><text:tab/><text:span text:style-name="T204">Justificación</text:span><text:span text:style-name="T205">:</text:span></text:p>
      <text:p text:style-name="P98"/>
      <text:p text:style-name="P98"><text:span text:style-name="T59"/></text:p>
      <text:p text:style-name="P98"><text:span text:style-name="T82">Obj</text:span><text:span text:style-name="T61">-</text:span><text:span text:style-name="T63">2</text:span><text:span text:style-name="T62">:</text:span><text:span text:style-name="T59"> </text:span><text:span text:style-name="T60">A</text:span><text:span text:style-name="T59">cceder al sistema desde cualquier dispositivo independientemente de la plataforma.</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43"><text:span text:style-name="T123">Obj</text:span><text:span text:style-name="T72">-</text:span><text:span text:style-name="T75">3</text:span><text:span text:style-name="T73">:</text:span><text:span text:style-name="T112"> </text:span><text:span text:style-name="T113">Disponer de la ruta, de las obras </text:span><text:span text:style-name="T114">del museo,</text:span><text:span text:style-name="T113"> con menos densidad de visitantes en un momento dado. </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43"><text:span text:style-name="T116">Obj-4:</text:span><text:span text:style-name="T118"> Disponer de la ruta, de las obras escogidas, con menos densidad de visitantes en un momento dad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43"><text:span text:style-name="T124">Obj-</text:span><text:span text:style-name="T125">5</text:span><text:span text:style-name="T124">:</text:span><text:span text:style-name="T127"> Disponer del tiempo medio que los visitantes hayan estado frente a cada obra.</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7"><text:span text:style-name="T193">Obj-</text:span><text:span text:style-name="T195">6</text:span><text:span text:style-name="T193">:</text:span><text:span text:style-name="T185"> </text:span><text:span text:style-name="T186">Disponer de una versión premium de la aplicación, más económica que los ofrecidos por los sistemas precedentes.</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7"><text:span text:style-name="T196">Obj-</text:span><text:span text:style-name="T195">7</text:span><text:span text:style-name="T196">:</text:span><text:span text:style-name="T191"> </text:span><text:span text:style-name="T187">Disponer de la información de las exposiciones visitadas, una vez fuera d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oft-page-break/><text:span text:style-name="T59"/></text:p>
      <text:p text:style-name="P67"><text:span text:style-name="T193">Obj-</text:span><text:span text:style-name="T195">8</text:span><text:span text:style-name="T193">:</text:span><text:span text:style-name="T185"> </text:span><text:span text:style-name="T188">Obtener información de las exposiciones disponibles en 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7"><text:span text:style-name="T193">Obj-</text:span><text:span text:style-name="T195">9</text:span><text:span text:style-name="T193">:</text:span><text:span text:style-name="T185"> </text:span><text:span text:style-name="T189">Obtener información de las promociones actuales d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22"><text:span text:style-name="T114">O</text:span><text:span text:style-name="T111">bj-</text:span><text:span text:style-name="T115">10</text:span><text:span text:style-name="T111">:</text:span><text:span text:style-name="T117"> Modificar una ruta obtenida.</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22"><text:span text:style-name="T111">Obj-</text:span><text:span text:style-name="T115">11</text:span><text:span text:style-name="T111">:</text:span><text:span text:style-name="T117"> Modificar las obras escogidas.</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25"><text:span text:style-name="T111">Obj-</text:span><text:span text:style-name="T115">12</text:span><text:span text:style-name="T111">:</text:span><text:span text:style-name="T117"> Ser avisado de la llegada de grupos a la sala en la que se hallen.</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25"><text:span text:style-name="T128">Obj-</text:span><text:span text:style-name="T129">13</text:span><text:span text:style-name="T128">:</text:span><text:span text:style-name="T126"> Ser avisado de la llegada de grupos a la sala, de la ruta, a la que les toque dirigirse.</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1"><text:span text:style-name="T193">Obj-</text:span><text:span text:style-name="T195">14</text:span><text:span text:style-name="T193">:</text:span><text:span text:style-name="T185"> Escoger el ritmo al que se desplaza.</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7"><text:span text:style-name="T193">Obj-1</text:span><text:span text:style-name="T195">5</text:span><text:span text:style-name="T193">:</text:span><text:span text:style-name="T185"> </text:span><text:span text:style-name="T187">Ver el funcionamiento de la aplicación mediante un tutorial.</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7"><text:span text:style-name="T193">Obj-1</text:span><text:span text:style-name="T195">6</text:span><text:span text:style-name="T193">:</text:span><text:span text:style-name="T185"> </text:span><text:span text:style-name="T189">Poder utilizar la aplicación como audio-guía.</text:span></text:p>
      <text:p text:style-name="P102"><text:tab/><text:span text:style-name="T204">Premisas</text:span><text:span text:style-name="T205">:</text:span></text:p>
      <text:p text:style-name="P103"/>
      <text:p text:style-name="P102"><text:soft-page-break/><text:tab/><text:span text:style-name="T204">Justificación</text:span><text:span text:style-name="T205">:</text:span></text:p>
      <text:p text:style-name="P100"/>
      <text:p text:style-name="P100"><text:span text:style-name="T59"/></text:p>
      <text:p text:style-name="P67"><text:span text:style-name="T193">Obj-1</text:span><text:span text:style-name="T194">7</text:span><text:span text:style-name="T193">:</text:span><text:span text:style-name="T185"> </text:span><text:span text:style-name="T190">Evitar las colas que se producen en la tienda d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
      <text:p text:style-name="P100"/>
      <text:p text:style-name="P100"><text:span text:style-name="T59"/></text:p>
      <text:p text:style-name="P110"><text:tab/><text:span text:style-name="T177">5.</text:span><text:span text:style-name="T178">2</text:span><text:span text:style-name="T176"> </text:span><text:span text:style-name="T151">Argumentos de satisfacción de los participantes del proyecto:</text:span></text:p>
      <text:p text:style-name="P106"/>
      <text:p text:style-name="P99"><text:span text:style-name="T108">Obj-</text:span><text:span text:style-name="T109">1</text:span><text:span text:style-name="T105">:</text:span><text:span text:style-name="T98"> </text:span><text:span text:style-name="T86">Desarrollar un sistema que cumpla los requisitos de las partes interesadas críticas</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11"><text:span text:style-name="T92">Obj</text:span><text:span text:style-name="T93">-</text:span><text:span text:style-name="T94">2</text:span><text:span text:style-name="T92">:</text:span><text:span text:style-name="T95"> </text:span><text:span text:style-name="T96">Obtener un beneficio económico a partir del desarrollo del proyect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77"><text:span text:style-name="T82"/></text:p>
      <text:p text:style-name="P106"/>
      <text:p text:style-name="P108"><text:tab/><text:span text:style-name="T177">5.</text:span><text:span text:style-name="T178">3</text:span><text:span text:style-name="T176"> </text:span><text:span text:style-name="T151">Argumentos de satisfacción del director del museo:</text:span></text:p>
      <text:p text:style-name="P106"/>
      <text:p text:style-name="P116"><text:span text:style-name="T41">Obj-</text:span><text:span text:style-name="T47">1</text:span><text:span text:style-name="T41">:</text:span><text:span text:style-name="T13"> </text:span><text:span text:style-name="T26">Incrementar un </text:span><text:span text:style-name="T36">1</text:span><text:span text:style-name="T26">0% los ingresos debidos a la venta de artículos de merchandising d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17"><text:span text:style-name="T144">Obj-</text:span><text:span text:style-name="T145">2</text:span><text:span text:style-name="T144">:</text:span><text:span text:style-name="T142"> </text:span><text:span text:style-name="T143">Incrementar la presencia mediática d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84"><text:span text:style-name="T50">Obj-3:</text:span><text:span text:style-name="T26"> Incrementar el número de visitas del museo.</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67"><text:span text:style-name="T193">Obj-</text:span><text:span text:style-name="T194">4</text:span><text:span text:style-name="T193">:</text:span><text:span text:style-name="T185"> </text:span><text:span text:style-name="T189">Gestionar la publicación de promociones.</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text:soft-page-break/></text:p>
      <text:p text:style-name="P100"><text:span text:style-name="T59"/></text:p>
      <text:p text:style-name="P77"><text:span text:style-name="T82"/></text:p>
      <text:p text:style-name="P106"/>
      <text:p text:style-name="P108"><text:tab/><text:span text:style-name="T177">5.</text:span><text:span text:style-name="T178">4</text:span><text:span text:style-name="T176"> </text:span><text:span text:style-name="T151">Argumentos de satisfacción del experto que introduce la información:</text:span></text:p>
      <text:p text:style-name="P106"/>
      <text:p text:style-name="P142"><text:span text:style-name="T77">Obj-</text:span><text:span text:style-name="T78">1</text:span><text:span text:style-name="T73">:</text:span><text:span text:style-name="T79"> </text:span><text:span text:style-name="T80">M</text:span><text:span text:style-name="T64">odificar la información de las obras contenida en el sistema.</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43"><text:span text:style-name="T123">Obj</text:span><text:span text:style-name="T72">-</text:span><text:span text:style-name="T75">2</text:span><text:span text:style-name="T73">:</text:span><text:span text:style-name="T133"> </text:span><text:span text:style-name="T134">Introducir la información de un modo más rápido y sencillo respecto al sistema anterior.</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97"><text:span text:style-name="T57">O</text:span><text:span text:style-name="T58">bj-3:</text:span><text:span text:style-name="T40"> I</text:span><text:span text:style-name="T103">mportar información en forma de bases de datos, texto, imagen y hoja de cálculo</text:span><text:span text:style-name="T104">.</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94"><text:span text:style-name="T110">O</text:span><text:span text:style-name="T107">bj-4:</text:span><text:span text:style-name="T102"> </text:span><text:span text:style-name="T100">Ver el funcionamiento del </text:span><text:span text:style-name="T97">sistema</text:span><text:span text:style-name="T100"> mediante un tutorial.</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77"><text:span text:style-name="T82"/></text:p>
      <text:p text:style-name="P106"/>
      <text:p text:style-name="P109"><text:tab/><text:span text:style-name="T177">5.</text:span><text:span text:style-name="T178">4</text:span><text:span text:style-name="T176"> </text:span><text:span text:style-name="T151">Argumentos de satisfacción del </text:span><text:span text:style-name="T153">dependiente de la tienda</text:span><text:span text:style-name="T151">:</text:span></text:p>
      <text:p text:style-name="P106"/>
      <text:p text:style-name="P142"><text:span text:style-name="T123">Obj</text:span><text:span text:style-name="T72">-</text:span><text:span text:style-name="T76">1</text:span><text:span text:style-name="T73">:</text:span><text:span text:style-name="T133"> </text:span><text:span text:style-name="T134">Introducir la información de un modo más rápido y sencillo respecto al sistema anterior.</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43"><text:span text:style-name="T138">O</text:span><text:span text:style-name="T139">bj-2:</text:span><text:span text:style-name="T135"> Conseguir un incremento del 20% en la venta de artículos de merchandising en 3 meses desde la puesta en marcha del sistema.</text:span></text:p>
      <text:p text:style-name="P102"><text:tab/><text:span text:style-name="T204">Premisas</text:span><text:span text:style-name="T205">:</text:span></text:p>
      <text:p text:style-name="P103"/>
      <text:p text:style-name="P102"><text:tab/><text:span text:style-name="T204">Justificación</text:span><text:span text:style-name="T205">:</text:span></text:p>
      <text:p text:style-name="P100"/>
      <text:p text:style-name="P100"><text:span text:style-name="T59"/></text:p>
      <text:p text:style-name="P129"><text:span text:style-name="T128">Obj-3:</text:span><text:span text:style-name="T126"> Reducir en un 50% el número de artículos que están almacenados más de un mes.</text:span></text:p>
      <text:p text:style-name="P106"/>
      <text:p text:style-name="P106"/>
      <text:p text:style-name="P106"/>
      <text:p text:style-name="P106"/>
      <text:p text:style-name="P106"><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4"/>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Times New Roman" svg:font-family="'Times New 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45:44</meta:creation-date>
    <dc:date>2014-11-22T23:34:30.337687000</dc:date>
    <meta:editing-duration>PT6H4M52S</meta:editing-duration>
    <meta:editing-cycles>99</meta:editing-cycles>
    <meta:generator>LibreOffice/4.3.2.2$MacOSX_x86 LibreOffice_project/edfb5295ba211bd31ad47d0bad0118690f76407d</meta:generator>
    <meta:document-statistic meta:table-count="0" meta:image-count="0" meta:object-count="0" meta:page-count="12" meta:paragraph-count="196" meta:word-count="2027" meta:character-count="13121" meta:non-whitespace-character-count="11201"/>
  </office:meta>
</office:document-meta>
</file>